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921E59AEAD2B8155.gif" manifest:media-type="image/gif"/>
  <manifest:file-entry manifest:full-path="Object 2/Pictures/100002000000000A0000000AC4799C84EB83207C.gif" manifest:media-type="image/gif"/>
  <manifest:file-entry manifest:full-path="Object 2/Pictures/100002000000000A0000000A32620BEE896551C7.gif" manifest:media-type="image/gif"/>
  <manifest:file-entry manifest:full-path="Object 2/Pictures/100002000000000A0000000A8A2ED053E52383D5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0C0000000C69959ADFEAC38DB9.gif" manifest:media-type="image/gif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7.5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6mm" fo:break-before="auto" style:use-optimal-row-height="true"/>
    </style:style>
    <style:style style:name="ro5" style:family="table-row">
      <style:table-row-properties style:row-height="22.28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23.02mm" fo:break-before="auto" style:use-optimal-row-height="true"/>
    </style:style>
    <style:style style:name="ro8" style:family="table-row">
      <style:table-row-properties style:row-height="15.43mm" fo:break-before="auto" style:use-optimal-row-height="false"/>
    </style:style>
    <style:style style:name="ro9" style:family="table-row">
      <style:table-row-properties style:row-height="25.79mm" fo:break-before="auto" style:use-optimal-row-height="false"/>
    </style:style>
    <style:style style:name="ro10" style:family="table-row">
      <style:table-row-properties style:row-height="16.49mm" fo:break-before="auto" style:use-optimal-row-height="false"/>
    </style:style>
    <style:style style:name="ro11" style:family="table-row">
      <style:table-row-properties style:row-height="18.04mm" fo:break-before="auto" style:use-optimal-row-height="false"/>
    </style:style>
    <style:style style:name="ro12" style:family="table-row">
      <style:table-row-properties style:row-height="20.23mm" fo:break-before="auto" style:use-optimal-row-height="false"/>
    </style:style>
    <style:style style:name="ro13" style:family="table-row">
      <style:table-row-properties style:row-height="15.28mm" fo:break-before="auto" style:use-optimal-row-height="true"/>
    </style:style>
    <style:style style:name="ro14" style:family="table-row">
      <style:table-row-properties style:row-height="24.52mm" fo:break-before="auto" style:use-optimal-row-height="false"/>
    </style:style>
    <style:style style:name="ro15" style:family="table-row">
      <style:table-row-properties style:row-height="29.51mm" fo:break-before="auto" style:use-optimal-row-height="false"/>
    </style:style>
    <style:style style:name="ro16" style:family="table-row">
      <style:table-row-properties style:row-height="12.63mm" fo:break-before="auto" style:use-optimal-row-height="false"/>
    </style:style>
    <style:style style:name="ro17" style:family="table-row">
      <style:table-row-properties style:row-height="30.34mm" fo:break-before="auto" style:use-optimal-row-height="false"/>
    </style:style>
    <style:style style:name="ro18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5" style:family="table-cell" style:parent-style-name="Default">
      <style:text-properties style:font-name="Comic Sans MS" fo:font-size="14pt" style:font-size-asian="14pt" style:font-size-complex="14pt"/>
    </style:style>
    <style:style style:name="ce56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ext-properties style:font-name="Comic Sans MS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6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6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7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7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8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8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8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94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20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20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2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2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2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2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22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2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49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9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79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0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1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2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3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84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0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1" style:family="table-cell" style:parent-style-name="Default" style:data-style-name="N141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2" style:family="table-cell" style:parent-style-name="Default" style:data-style-name="N141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6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4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3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0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TUN103dcx/K/GPUKRuF6JmdDOm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57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3"/>
          <table:covered-table-cell table:style-name="ce15"/>
          <table:covered-table-cell table:number-columns-repeated="5" table:style-name="ce17"/>
          <table:table-cell table:style-name="ce23"/>
          <table:table-cell table:style-name="ce40" table:number-columns-repeated="1013"/>
          <table:table-cell table:style-name="ce5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4"/>
          <table:table-cell table:style-name="ce39" table:number-columns-repeated="1014"/>
          <table:table-cell table:style-name="ce56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16mm" svg:x="0mm" svg:y="0.55mm" draw:control="control1"/>
            <draw:control table:end-cell-address="Aide.B7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11">
            <draw:control table:end-cell-address="Aide.B11" table:end-x="12.18mm" table:end-y="3.25mm" draw:z-index="1" draw:style-name="gr3" draw:text-style-name="P3" svg:width="34.77mm" svg:height="10.13mm" svg:x="0mm" svg:y="3.72mm" draw:control="control2"/>
            <draw:control table:end-cell-address="Aide.B11" table:end-x="12.18mm" table:end-y="3.25mm" draw:z-index="4" draw:style-name="gr3" draw:text-style-name="P3" svg:width="34.77mm" svg:height="10.15mm" svg:x="0mm" svg:y="3.7mm" draw:control="control4"/>
          </table:table-cell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dian en degré" table:style-name="ta1" table:protected="true" table:protection-key="TUN103dcx/K/GPUKRuF6JmdDOm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5"/>
          <draw:control draw:z-index="1" draw:style-name="gr3" draw:text-style-name="P3" svg:width="70.02mm" svg:height="20.09mm" svg:x="338.81mm" svg:y="59.69mm" draw:control="control6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5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8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En radian</text:p>
          </table:table-cell>
          <table:table-cell table:style-name="ce97" office:value-type="string" calcext:value-type="string">
            <text:p>En degré</text:p>
          </table: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float" office:value="0" calcext:value-type="float">
            <text:p>0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7π/6" calcext:value-type="string">
            <text:p>7π/6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2π/3" calcext:value-type="string">
            <text:p>2π/3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11π/6" calcext:value-type="string">
            <text:p>11π/6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4π/3" calcext:value-type="string">
            <text:p>4π/3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π/2" calcext:value-type="string">
            <text:p>π/2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5π/3" calcext:value-type="string">
            <text:p>5π/3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3π/2" calcext:value-type="string">
            <text:p>3π/2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π/6" calcext:value-type="string">
            <text:p>π/6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3π/4" calcext:value-type="string">
            <text:p>3π/4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π/4" calcext:value-type="string">
            <text:p>π/4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5π/4" calcext:value-type="string">
            <text:p>5π/4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π" calcext:value-type="string">
            <text:p>π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7π/4" calcext:value-type="string">
            <text:p>7π/4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π/3" calcext:value-type="string">
            <text:p>π/3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6" table:number-rows-repeated="65">
          <table:table-cell table:style-name="ce22" table:number-columns-repeated="2"/>
          <table:table-cell table:number-columns-repeated="1022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TUN103dcx/K/GPUKRuF6JmdDOm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7"/>
          <draw:control draw:z-index="1" draw:style-name="gr3" draw:text-style-name="P3" svg:width="69.9mm" svg:height="19.99mm" svg:x="340.28mm" svg:y="65.08mm" draw:control="control8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5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97"/>
          <table:covered-table-cell table:style-name="ce97" office:value-type="string" calcext:value-type="string">
            <text:p>Nouveau test :</text:p>
            <text:p>Crtl + Shift + F9</text:p>
          </table:covered-table-cell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number-columns-repeated="1017"/>
        </table:table-row>
        <table:table-row table:style-name="ro6">
          <table:table-cell table:style-name="ce47" office:value-type="string" calcext:value-type="string">
            <text:p>N°</text:p>
          </table:table-cell>
          <table:table-cell table:style-name="ce97" office:value-type="string" calcext:value-type="string">
            <text:p>En degré</text:p>
          </table:table-cell>
          <table:table-cell table:style-name="ce97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300" calcext:value-type="float">
            <text:p>300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4" table:formula="of:=IF([.$H$2];IF(IF([.C3]=&quot;&quot;;1;[.C3])*180/IF([.E3]=&quot;&quot;;1;[.E3])=[.B3];&quot;VRAI&quot;;&quot;FAUX&quot;);&quot;&quot;)">
            <text:p/>
          </table:table-cell>
          <table:table-cell table:style-name="ce169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360" calcext:value-type="float">
            <text:p>36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5" table:formula="of:=IF([.$H$2];IF(IF([.C4]=&quot;&quot;;1;[.C4])*180/IF([.E4]=&quot;&quot;;1;[.E4])=[.B4];&quot;VRAI&quot;;&quot;FAUX&quot;);&quot;&quot;)">
            <text:p/>
          </table:table-cell>
          <table:table-cell table:style-name="ce171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240" calcext:value-type="float">
            <text:p>240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6" table:formula="of:=IF([.$H$2];IF(IF([.C5]=&quot;&quot;;1;[.C5])*180/IF([.E5]=&quot;&quot;;1;[.E5])=[.B5];&quot;VRAI&quot;;&quot;FAUX&quot;);&quot;&quot;)">
            <text:p/>
          </table:table-cell>
          <table:table-cell table:style-name="ce174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30" calcext:value-type="float">
            <text:p>3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7" table:formula="of:=IF([.$H$2];IF(IF([.C6]=&quot;&quot;;1;[.C6])*180/IF([.E6]=&quot;&quot;;1;[.E6])=[.B6];&quot;VRAI&quot;;&quot;FAUX&quot;);&quot;&quot;)">
            <text:p/>
          </table:table-cell>
          <table:table-cell table:style-name="ce175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315" calcext:value-type="float">
            <text:p>315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8" table:formula="of:=IF([.$H$2];IF(IF([.C7]=&quot;&quot;;1;[.C7])*180/IF([.E7]=&quot;&quot;;1;[.E7])=[.B7];&quot;VRAI&quot;;&quot;FAUX&quot;);&quot;&quot;)">
            <text:p/>
          </table:table-cell>
          <table:table-cell table:style-name="ce176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0" calcext:value-type="float">
            <text:p>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9" table:formula="of:=IF([.$H$2];IF(IF([.C8]=&quot;&quot;;1;[.C8])*180/IF([.E8]=&quot;&quot;;1;[.E8])=[.B8];&quot;VRAI&quot;;&quot;FAUX&quot;);&quot;&quot;)">
            <text:p/>
          </table:table-cell>
          <table:table-cell table:style-name="ce179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330" calcext:value-type="float">
            <text:p>330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0" table:formula="of:=IF([.$H$2];IF(IF([.C9]=&quot;&quot;;1;[.C9])*180/IF([.E9]=&quot;&quot;;1;[.E9])=[.B9];&quot;VRAI&quot;;&quot;FAUX&quot;);&quot;&quot;)">
            <text:p/>
          </table:table-cell>
          <table:table-cell table:style-name="ce180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225" calcext:value-type="float">
            <text:p>225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1" table:formula="of:=IF([.$H$2];IF(IF([.C10]=&quot;&quot;;1;[.C10])*180/IF([.E10]=&quot;&quot;;1;[.E10])=[.B10];&quot;VRAI&quot;;&quot;FAUX&quot;);&quot;&quot;)">
            <text:p/>
          </table:table-cell>
          <table:table-cell table:style-name="ce181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90" calcext:value-type="float">
            <text:p>90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2" table:formula="of:=IF([.$H$2];IF(IF([.C11]=&quot;&quot;;1;[.C11])*180/IF([.E11]=&quot;&quot;;1;[.E11])=[.B11];&quot;VRAI&quot;;&quot;FAUX&quot;);&quot;&quot;)">
            <text:p/>
          </table:table-cell>
          <table:table-cell table:style-name="ce182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60" calcext:value-type="float">
            <text:p>60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3" table:formula="of:=IF([.$H$2];IF(IF([.C12]=&quot;&quot;;1;[.C12])*180/IF([.E12]=&quot;&quot;;1;[.E12])=[.B12];&quot;VRAI&quot;;&quot;FAUX&quot;);&quot;&quot;)">
            <text:p/>
          </table:table-cell>
          <table:table-cell table:style-name="ce183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270" calcext:value-type="float">
            <text:p>270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4" table:formula="of:=IF([.$H$2];IF(IF([.C13]=&quot;&quot;;1;[.C13])*180/IF([.E13]=&quot;&quot;;1;[.E13])=[.B13];&quot;VRAI&quot;;&quot;FAUX&quot;);&quot;&quot;)">
            <text:p/>
          </table:table-cell>
          <table:table-cell table:style-name="ce184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180" calcext:value-type="float">
            <text:p>18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5" table:formula="of:=IF([.$H$2];IF(IF([.C14]=&quot;&quot;;1;[.C14])*180/IF([.E14]=&quot;&quot;;1;[.E14])=[.B14];&quot;VRAI&quot;;&quot;FAUX&quot;);&quot;&quot;)">
            <text:p/>
          </table:table-cell>
          <table:table-cell table:style-name="ce185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120" calcext:value-type="float">
            <text:p>12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6" table:formula="of:=IF([.$H$2];IF(IF([.C15]=&quot;&quot;;1;[.C15])*180/IF([.E15]=&quot;&quot;;1;[.E15])=[.B15];&quot;VRAI&quot;;&quot;FAUX&quot;);&quot;&quot;)">
            <text:p/>
          </table:table-cell>
          <table:table-cell table:style-name="ce186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135" calcext:value-type="float">
            <text:p>135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7" table:formula="of:=IF([.$H$2];IF(IF([.C16]=&quot;&quot;;1;[.C16])*180/IF([.E16]=&quot;&quot;;1;[.E16])=[.B16];&quot;VRAI&quot;;&quot;FAUX&quot;);&quot;&quot;)">
            <text:p/>
          </table:table-cell>
          <table:table-cell table:style-name="ce187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150" calcext:value-type="float">
            <text:p>150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8" table:formula="of:=IF([.$H$2];IF(IF([.C17]=&quot;&quot;;1;[.C17])*180/IF([.E17]=&quot;&quot;;1;[.E17])=[.B17];&quot;VRAI&quot;;&quot;FAUX&quot;);&quot;&quot;)">
            <text:p/>
          </table:table-cell>
          <table:table-cell table:style-name="ce188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6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6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6" table:number-rows-repeated="104848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TUN103dcx/K/GPUKRuF6JmdDOm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9"/>
          <draw:control draw:z-index="1" draw:style-name="gr3" draw:text-style-name="P3" svg:width="70.02mm" svg:height="20.09mm" svg:x="298.81mm" svg:y="60.69mm" draw:control="control10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7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97"/>
          <table:covered-table-cell table:style-name="ce106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6"/>
        </table:table-row>
        <table:table-row table:style-name="ro6">
          <table:table-cell table:style-name="ce97" office:value-type="string" calcext:value-type="string">
            <text:p>N°</text:p>
          </table:table-cell>
          <table:table-cell table:style-name="ce97" office:value-type="string" calcext:value-type="string">
            <text:p>Angle</text:p>
          </table:table-cell>
          <table:table-cell table:style-name="ce97" office:value-type="string" calcext:value-type="string" table:number-columns-spanned="3" table:number-rows-spanned="1">
            <text:p>Mesure principale</text:p>
          </table:table-cell>
          <table:covered-table-cell table:style-name="ce97"/>
          <table:covered-table-cell table:style-name="ce97" office:value-type="string" calcext:value-type="string">
            <text:p>Mesure principale</text:p>
          </table:covered-table-cell>
          <table:table-cell table:style-name="ce106" office:value-type="string" calcext:value-type="string">
            <text:p>Vrai ou Faux</text:p>
          </table:table-cell>
          <table:table-cell table:style-name="ce97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30" calcext:value-type="float">
            <text:p>3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0" table:formula="of:=IF([.$H$2];IF([.C3]=INDEX([$Données.$S$38:$Données.$S$69];[$Données.T38]);&quot;VRAI&quot;;&quot;FAUX&quot;);&quot;&quot;)">
            <text:p/>
          </table:table-cell>
          <table:table-cell table:style-name="ce216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-225" calcext:value-type="float">
            <text:p>-225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1" table:formula="of:=IF([.$H$2];IF([.C4]=INDEX([$Données.$S$38:$Données.$S$69];[$Données.T39]);&quot;VRAI&quot;;&quot;FAUX&quot;);&quot;&quot;)">
            <text:p/>
          </table:table-cell>
          <table:table-cell table:style-name="ce217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-360" calcext:value-type="float">
            <text:p>-36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2" table:formula="of:=IF([.$H$2];IF([.C5]=INDEX([$Données.$S$38:$Données.$S$69];[$Données.T40]);&quot;VRAI&quot;;&quot;FAUX&quot;);&quot;&quot;)">
            <text:p/>
          </table:table-cell>
          <table:table-cell table:style-name="ce218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180" calcext:value-type="float">
            <text:p>18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3" table:formula="of:=IF([.$H$2];IF([.C6]=INDEX([$Données.$S$38:$Données.$S$69];[$Données.T41]);&quot;VRAI&quot;;&quot;FAUX&quot;);&quot;&quot;)">
            <text:p/>
          </table:table-cell>
          <table:table-cell table:style-name="ce221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45" calcext:value-type="float">
            <text:p>45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4" table:formula="of:=IF([.$H$2];IF([.C7]=INDEX([$Données.$S$38:$Données.$S$69];[$Données.T42]);&quot;VRAI&quot;;&quot;FAUX&quot;);&quot;&quot;)">
            <text:p/>
          </table:table-cell>
          <table:table-cell table:style-name="ce222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6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-90" calcext:value-type="float">
            <text:p>-90</text:p>
          </table:table-cell>
          <table:table-cell table:style-name="ce194" table:number-columns-spanned="3" table:number-rows-spanned="1"/>
          <table:covered-table-cell table:style-name="ce70"/>
          <table:covered-table-cell table:style-name="ce72"/>
          <table:table-cell table:style-name="ce205" table:formula="of:=IF([.$H$2];IF([.C8]=INDEX([$Données.$S$38:$Données.$S$69];[$Données.T43]);&quot;VRAI&quot;;&quot;FAUX&quot;);&quot;&quot;)">
            <text:p/>
          </table:table-cell>
          <table:table-cell table:style-name="ce223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-120" calcext:value-type="float">
            <text:p>-120</text:p>
          </table:table-cell>
          <table:table-cell table:style-name="ce194" table:number-columns-spanned="3" table:number-rows-spanned="1"/>
          <table:covered-table-cell table:style-name="ce69"/>
          <table:covered-table-cell table:style-name="ce72"/>
          <table:table-cell table:style-name="ce206" table:formula="of:=IF([.$H$2];IF([.C9]=INDEX([$Données.$S$38:$Données.$S$69];[$Données.T44]);&quot;VRAI&quot;;&quot;FAUX&quot;);&quot;&quot;)">
            <text:p/>
          </table:table-cell>
          <table:table-cell table:style-name="ce224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225" calcext:value-type="float">
            <text:p>225</text:p>
          </table:table-cell>
          <table:table-cell table:style-name="ce194" table:number-columns-spanned="3" table:number-rows-spanned="1"/>
          <table:covered-table-cell table:style-name="ce71"/>
          <table:covered-table-cell table:style-name="ce194"/>
          <table:table-cell table:style-name="ce207" table:formula="of:=IF([.$H$2];IF([.C10]=INDEX([$Données.$S$38:$Données.$S$69];[$Données.T45]);&quot;VRAI&quot;;&quot;FAUX&quot;);&quot;&quot;)">
            <text:p/>
          </table:table-cell>
          <table:table-cell table:style-name="ce225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-2π" calcext:value-type="string">
            <text:p>-2π</text:p>
          </table:table-cell>
          <table:table-cell table:style-name="ce194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8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226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-5π/6" calcext:value-type="string">
            <text:p>-5π/6</text:p>
          </table:table-cell>
          <table:table-cell table:style-name="ce194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09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227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-π" calcext:value-type="string">
            <text:p>-π</text:p>
          </table:table-cell>
          <table:table-cell table:style-name="ce194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0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28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3π/2" calcext:value-type="string">
            <text:p>3π/2</text:p>
          </table:table-cell>
          <table:table-cell table:style-name="ce194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1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29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π" calcext:value-type="string">
            <text:p>π</text:p>
          </table:table-cell>
          <table:table-cell table:style-name="ce194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2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30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-π/6" calcext:value-type="string">
            <text:p>-π/6</text:p>
          </table:table-cell>
          <table:table-cell table:style-name="ce194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3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34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2π" calcext:value-type="string">
            <text:p>2π</text:p>
          </table:table-cell>
          <table:table-cell table:style-name="ce194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14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35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-5π/3" calcext:value-type="string">
            <text:p>-5π/3</text:p>
          </table:table-cell>
          <table:table-cell table:style-name="ce194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94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6" table:number-rows-repeated="64">
          <table:table-cell table:style-name="ce22" table:number-columns-repeated="4"/>
          <table:table-cell table:number-columns-repeated="1020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TUN103dcx/K/GPUKRuF6JmdDOm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1" form:id="control11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2" form:id="control12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4.23mm" svg:height="147.19mm" svg:x="0mm" svg:y="57.36mm">
            <loext:p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48"/>
        <table:table-row table:style-name="ro8">
          <table:table-cell table:style-name="ce47" office:value-type="string" calcext:value-type="string" table:number-columns-spanned="7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style-name="ce239"/>
          <table:covered-table-cell table:style-name="ce239" office:value-type="string" calcext:value-type="string">
            <text:p>Nouveau test :</text:p>
            <text:p>Crtl + Shift + F9</text:p>
          </table:covered-table-cell>
          <table:covered-table-cell table:number-columns-repeated="2" table:style-name="ce23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52"/>
          <table:covered-table-cell table:style-name="ce106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8">
          <table:covered-table-cell table:style-name="ce47"/>
          <table:covered-table-cell table:style-name="ce248"/>
          <table:covered-table-cell table:style-name="ce249"/>
          <table:covered-table-cell table:number-columns-repeated="4" table:style-name="ce239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52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252" table:number-columns-repeated="3"/>
          <table:table-cell table:style-name="ce106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9">
          <table:covered-table-cell table:style-name="ce239"/>
          <table:covered-table-cell table:style-name="ce248"/>
          <table:covered-table-cell table:style-name="ce249"/>
          <table:covered-table-cell table:number-columns-repeated="4" table:style-name="ce239"/>
          <table:covered-table-cell table:number-columns-repeated="2"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table-cell table:number-columns-repeated="1008"/>
        </table:table-row>
        <table:table-row table:style-name="ro10">
          <table:table-cell table:style-name="ce244" table:formula="of:=[$Données.E22]" office:value-type="float" office:value="0.5" calcext:value-type="float">
            <text:p>0,500</text:p>
          </table:table-cell>
          <table:table-cell table:style-name="ce244" table:formula="of:=[$Données.F22]" office:value-type="float" office:value="0.866025403784439" calcext:value-type="float">
            <text:p>0,866</text:p>
          </table:table-cell>
          <table:table-cell table:style-name="ce244" table:formula="of:=[$Données.G22]" office:value-type="float" office:value="1.73205080756888" calcext:value-type="float">
            <text:p>1,732</text:p>
          </table:table-cell>
          <table:table-cell table:style-name="ce38" table:formula="of:=IF([.J4]=[.N4];1;0)" office:value-type="float" office:value="0" calcext:value-type="float">
            <text:p>0</text:p>
          </table:table-cell>
          <table:table-cell table:style-name="ce38" table:formula="of:=IF([.K4]=[.O4];1;0)" office:value-type="float" office:value="0" calcext:value-type="float">
            <text:p>0</text:p>
          </table:table-cell>
          <table:table-cell table:style-name="ce38" table:formula="of:=IF([.L4]=[.P4];1;0)" office:value-type="float" office:value="0" calcext:value-type="float">
            <text:p>0</text:p>
          </table:table-cell>
          <table:table-cell table:style-name="ce38"/>
          <table:table-cell table:style-name="ce257" office:value-type="string" calcext:value-type="string">
            <text:p><text:span text:style-name="T5">M</text:span><text:span text:style-name="T6">1</text:span></text:p>
          </table:table-cell>
          <table:table-cell table:style-name="ce257" table:formula="of:=[$Données.A22]" office:value-type="float" office:value="60" calcext:value-type="float">
            <text:p>60</text:p>
          </table:table-cell>
          <table:table-cell table:style-name="ce294" table:content-validation-name="val1"/>
          <table:table-cell table:style-name="ce294" table:content-validation-name="val3"/>
          <table:table-cell table:style-name="ce294" table:content-validation-name="val5"/>
          <table:table-cell table:style-name="ce257" table:formula="of:=IF([.$G$12];SUM([.D4:.F4]);&quot;&quot;)">
            <text:p/>
          </table:table-cell>
          <table:table-cell table:style-name="ce278" table:formula="of:=IF(AND([.$G$12];[.$G$13]);[$Données.B22];&quot; &quot;)" office:value-type="string" office:string-value=" " calcext:value-type="string">
            <text:p><text:s/></text:p>
          </table:table-cell>
          <table:table-cell table:style-name="ce278" table:formula="of:=IF(AND([.$G$12];[.$G$13]);[$Données.C22];&quot; &quot;)" office:value-type="string" office:string-value=" " calcext:value-type="string">
            <text:p><text:s/></text:p>
          </table:table-cell>
          <table:table-cell table:style-name="ce278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3]" office:value-type="float" office:value="0.707106781186548" calcext:value-type="float">
            <text:p>0,707</text:p>
          </table:table-cell>
          <table:table-cell table:style-name="ce244" table:formula="of:=[$Données.F23]" office:value-type="float" office:value="-0.707106781186548" calcext:value-type="float">
            <text:p>-0,707</text:p>
          </table:table-cell>
          <table:table-cell table:style-name="ce244" table:formula="of:=[$Données.G23]" office:value-type="float" office:value="-1" calcext:value-type="float">
            <text:p>-1,000</text:p>
          </table:table-cell>
          <table:table-cell table:style-name="ce38" table:formula="of:=IF([.J5]=[.N5];1;0)" office:value-type="float" office:value="0" calcext:value-type="float">
            <text:p>0</text:p>
          </table:table-cell>
          <table:table-cell table:style-name="ce38" table:formula="of:=IF([.K5]=[.O5];1;0)" office:value-type="float" office:value="0" calcext:value-type="float">
            <text:p>0</text:p>
          </table:table-cell>
          <table:table-cell table:style-name="ce38" table:formula="of:=IF([.L5]=[.P5]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5">M</text:span><text:span text:style-name="T6">2</text:span></text:p>
          </table:table-cell>
          <table:table-cell table:style-name="ce258" table:formula="of:=[$Données.A23]" office:value-type="float" office:value="315" calcext:value-type="float">
            <text:p>315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58" table:formula="of:=IF([.$G$12];SUM([.D5:.F5]);&quot;&quot;)">
            <text:p/>
          </table:table-cell>
          <table:table-cell table:style-name="ce279" table:formula="of:=IF(AND([.$G$12];[.$G$13]);[$Données.B23];&quot; &quot;)" office:value-type="string" office:string-value=" " calcext:value-type="string">
            <text:p><text:s/></text:p>
          </table:table-cell>
          <table:table-cell table:style-name="ce279" table:formula="of:=IF(AND([.$G$12];[.$G$13]);[$Données.C23];&quot; &quot;)" office:value-type="string" office:string-value=" " calcext:value-type="string">
            <text:p><text:s/></text:p>
          </table:table-cell>
          <table:table-cell table:style-name="ce279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4]" office:value-type="float" office:value="0" calcext:value-type="float">
            <text:p>0,000</text:p>
          </table:table-cell>
          <table:table-cell table:style-name="ce244" table:formula="of:=[$Données.F24]" office:value-type="float" office:value="1" calcext:value-type="float">
            <text:p>1,000</text:p>
          </table:table-cell>
          <table:table-cell table:style-name="ce244" table:formula="of:=[$Données.G24]" office:value-type="string" office:string-value="Impossible" calcext:value-type="string">
            <text:p>Impossible</text:p>
          </table:table-cell>
          <table:table-cell table:style-name="ce38" table:formula="of:=IF([.J6]=[.N6];1;0)" office:value-type="float" office:value="0" calcext:value-type="float">
            <text:p>0</text:p>
          </table:table-cell>
          <table:table-cell table:style-name="ce38" table:formula="of:=IF([.K6]=[.O6];1;0)" office:value-type="float" office:value="0" calcext:value-type="float">
            <text:p>0</text:p>
          </table:table-cell>
          <table:table-cell table:style-name="ce38" table:formula="of:=IF([.L6]=[.P6];1;0)" office:value-type="float" office:value="0" calcext:value-type="float">
            <text:p>0</text:p>
          </table:table-cell>
          <table:table-cell table:style-name="ce38"/>
          <table:table-cell table:style-name="ce259" office:value-type="string" calcext:value-type="string">
            <text:p><text:span text:style-name="T5">M</text:span><text:span text:style-name="T7">3</text:span></text:p>
          </table:table-cell>
          <table:table-cell table:style-name="ce267" table:formula="of:=[$Données.A24]" office:value-type="float" office:value="90" calcext:value-type="float">
            <text:p>9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7" table:formula="of:=IF([.$G$12];SUM([.D6:.F6]);&quot;&quot;)">
            <text:p/>
          </table:table-cell>
          <table:table-cell table:style-name="ce280" table:formula="of:=IF(AND([.$G$12];[.$G$13]);[$Données.B24];&quot; &quot;)" office:value-type="string" office:string-value=" " calcext:value-type="string">
            <text:p><text:s/></text:p>
          </table:table-cell>
          <table:table-cell table:style-name="ce280" table:formula="of:=IF(AND([.$G$12];[.$G$13]);[$Données.C24];&quot; &quot;)" office:value-type="string" office:string-value=" " calcext:value-type="string">
            <text:p><text:s/></text:p>
          </table:table-cell>
          <table:table-cell table:style-name="ce280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5]" office:value-type="float" office:value="-0.707106781186548" calcext:value-type="float">
            <text:p>-0,707</text:p>
          </table:table-cell>
          <table:table-cell table:style-name="ce244" table:formula="of:=[$Données.F25]" office:value-type="float" office:value="-0.707106781186548" calcext:value-type="float">
            <text:p>-0,707</text:p>
          </table:table-cell>
          <table:table-cell table:style-name="ce244" table:formula="of:=[$Données.G25]" office:value-type="float" office:value="1" calcext:value-type="float">
            <text:p>1,000</text:p>
          </table:table-cell>
          <table:table-cell table:style-name="ce38" table:formula="of:=IF([.J7]=[.N7];1;0)" office:value-type="float" office:value="0" calcext:value-type="float">
            <text:p>0</text:p>
          </table:table-cell>
          <table:table-cell table:style-name="ce38" table:formula="of:=IF([.K7]=[.O7];1;0)" office:value-type="float" office:value="0" calcext:value-type="float">
            <text:p>0</text:p>
          </table:table-cell>
          <table:table-cell table:style-name="ce38" table:formula="of:=IF([.L7]=[.P7]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5">M</text:span><text:span text:style-name="T7">4</text:span></text:p>
          </table:table-cell>
          <table:table-cell table:style-name="ce268" table:formula="of:=[$Données.A25]" office:value-type="float" office:value="225" calcext:value-type="float">
            <text:p>225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8" table:formula="of:=IF([.$G$12];SUM([.D7:.F7]);&quot;&quot;)">
            <text:p/>
          </table:table-cell>
          <table:table-cell table:style-name="ce281" table:formula="of:=IF(AND([.$G$12];[.$G$13]);[$Données.B25];&quot; &quot;)" office:value-type="string" office:string-value=" " calcext:value-type="string">
            <text:p><text:s/></text:p>
          </table:table-cell>
          <table:table-cell table:style-name="ce281" table:formula="of:=IF(AND([.$G$12];[.$G$13]);[$Données.C25];&quot; &quot;)" office:value-type="string" office:string-value=" " calcext:value-type="string">
            <text:p><text:s/></text:p>
          </table:table-cell>
          <table:table-cell table:style-name="ce281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6]" office:value-type="float" office:value="0" calcext:value-type="float">
            <text:p>0,000</text:p>
          </table:table-cell>
          <table:table-cell table:style-name="ce244" table:formula="of:=[$Données.F26]" office:value-type="float" office:value="-1" calcext:value-type="float">
            <text:p>-1,000</text:p>
          </table:table-cell>
          <table:table-cell table:style-name="ce244" table:formula="of:=[$Données.G26]" office:value-type="string" office:string-value="Impossible" calcext:value-type="string">
            <text:p>Impossible</text:p>
          </table:table-cell>
          <table:table-cell table:style-name="ce38" table:formula="of:=IF([.J8]=[.N8];1;0)" office:value-type="float" office:value="0" calcext:value-type="float">
            <text:p>0</text:p>
          </table:table-cell>
          <table:table-cell table:style-name="ce38" table:formula="of:=IF([.K8]=[.O8];1;0)" office:value-type="float" office:value="0" calcext:value-type="float">
            <text:p>0</text:p>
          </table:table-cell>
          <table:table-cell table:style-name="ce38" table:formula="of:=IF([.L8]=[.P8]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5">M</text:span><text:span text:style-name="T7">5</text:span></text:p>
          </table:table-cell>
          <table:table-cell table:style-name="ce261" table:formula="of:=[$Données.A26]" office:value-type="float" office:value="270" calcext:value-type="float">
            <text:p>27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1" table:formula="of:=IF([.$G$12];SUM([.D8:.F8]);&quot;&quot;)">
            <text:p/>
          </table:table-cell>
          <table:table-cell table:style-name="ce282" table:formula="of:=IF(AND([.$G$12];[.$G$13]);[$Données.B26];&quot; &quot;)" office:value-type="string" office:string-value=" " calcext:value-type="string">
            <text:p><text:s/></text:p>
          </table:table-cell>
          <table:table-cell table:style-name="ce282" table:formula="of:=IF(AND([.$G$12];[.$G$13]);[$Données.C26];&quot; &quot;)" office:value-type="string" office:string-value=" " calcext:value-type="string">
            <text:p><text:s/></text:p>
          </table:table-cell>
          <table:table-cell table:style-name="ce28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7]" office:value-type="float" office:value="0.866025403784439" calcext:value-type="float">
            <text:p>0,866</text:p>
          </table:table-cell>
          <table:table-cell table:style-name="ce244" table:formula="of:=[$Données.F27]" office:value-type="float" office:value="-0.5" calcext:value-type="float">
            <text:p>-0,500</text:p>
          </table:table-cell>
          <table:table-cell table:style-name="ce244" table:formula="of:=[$Données.G27]" office:value-type="float" office:value="-0.577350269189626" calcext:value-type="float">
            <text:p>-0,577</text:p>
          </table:table-cell>
          <table:table-cell table:style-name="ce38" table:formula="of:=IF([.J9]=[.N9];1;0)" office:value-type="float" office:value="0" calcext:value-type="float">
            <text:p>0</text:p>
          </table:table-cell>
          <table:table-cell table:style-name="ce38" table:formula="of:=IF([.K9]=[.O9];1;0)" office:value-type="float" office:value="0" calcext:value-type="float">
            <text:p>0</text:p>
          </table:table-cell>
          <table:table-cell table:style-name="ce38" table:formula="of:=IF([.L9]=[.P9];1;0)" office:value-type="float" office:value="0" calcext:value-type="float">
            <text:p>0</text:p>
          </table:table-cell>
          <table:table-cell table:style-name="ce38"/>
          <table:table-cell table:style-name="ce262" office:value-type="string" calcext:value-type="string">
            <text:p><text:span text:style-name="T5">M</text:span><text:span text:style-name="T8">6</text:span></text:p>
          </table:table-cell>
          <table:table-cell table:style-name="ce269" table:formula="of:=[$Données.A27]" office:value-type="float" office:value="330" calcext:value-type="float">
            <text:p>33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9" table:formula="of:=IF([.$G$12];SUM([.D9:.F9]);&quot;&quot;)">
            <text:p/>
          </table:table-cell>
          <table:table-cell table:style-name="ce283" table:formula="of:=IF(AND([.$G$12];[.$G$13]);[$Données.B27];&quot; &quot;)" office:value-type="string" office:string-value=" " calcext:value-type="string">
            <text:p><text:s/></text:p>
          </table:table-cell>
          <table:table-cell table:style-name="ce283" table:formula="of:=IF(AND([.$G$12];[.$G$13]);[$Données.C27];&quot; &quot;)" office:value-type="string" office:string-value=" " calcext:value-type="string">
            <text:p><text:s/></text:p>
          </table:table-cell>
          <table:table-cell table:style-name="ce28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8]" office:value-type="float" office:value="-0.5" calcext:value-type="float">
            <text:p>-0,500</text:p>
          </table:table-cell>
          <table:table-cell table:style-name="ce244" table:formula="of:=[$Données.F28]" office:value-type="float" office:value="-0.866025403784439" calcext:value-type="float">
            <text:p>-0,866</text:p>
          </table:table-cell>
          <table:table-cell table:style-name="ce244" table:formula="of:=[$Données.G28]" office:value-type="float" office:value="1.73205080756888" calcext:value-type="float">
            <text:p>1,732</text:p>
          </table:table-cell>
          <table:table-cell table:style-name="ce38" table:formula="of:=IF([.J10]=[.N10];1;0)" office:value-type="float" office:value="0" calcext:value-type="float">
            <text:p>0</text:p>
          </table:table-cell>
          <table:table-cell table:style-name="ce38" table:formula="of:=IF([.K10]=[.O10];1;0)" office:value-type="float" office:value="0" calcext:value-type="float">
            <text:p>0</text:p>
          </table:table-cell>
          <table:table-cell table:style-name="ce38" table:formula="of:=IF([.L10]=[.P10];1;0)" office:value-type="float" office:value="0" calcext:value-type="float">
            <text:p>0</text:p>
          </table:table-cell>
          <table:table-cell table:style-name="ce38"/>
          <table:table-cell table:style-name="ce263" office:value-type="string" calcext:value-type="string">
            <text:p><text:span text:style-name="T5">M</text:span><text:span text:style-name="T8">7</text:span></text:p>
          </table:table-cell>
          <table:table-cell table:style-name="ce270" table:formula="of:=[$Données.A28]" office:value-type="float" office:value="240" calcext:value-type="float">
            <text:p>24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70" table:formula="of:=IF([.$G$12];SUM([.D10:.F10]);&quot;&quot;)">
            <text:p/>
          </table:table-cell>
          <table:table-cell table:style-name="ce284" table:formula="of:=IF(AND([.$G$12];[.$G$13]);[$Données.B28];&quot; &quot;)" office:value-type="string" office:string-value=" " calcext:value-type="string">
            <text:p><text:s/></text:p>
          </table:table-cell>
          <table:table-cell table:style-name="ce284" table:formula="of:=IF(AND([.$G$12];[.$G$13]);[$Données.C28];&quot; &quot;)" office:value-type="string" office:string-value=" " calcext:value-type="string">
            <text:p><text:s/></text:p>
          </table:table-cell>
          <table:table-cell table:style-name="ce28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29]" office:value-type="float" office:value="1" calcext:value-type="float">
            <text:p>1,000</text:p>
          </table:table-cell>
          <table:table-cell table:style-name="ce244" table:formula="of:=[$Données.F29]" office:value-type="float" office:value="0" calcext:value-type="float">
            <text:p>0,000</text:p>
          </table:table-cell>
          <table:table-cell table:style-name="ce244" table:formula="of:=[$Données.G29]" office:value-type="float" office:value="0" calcext:value-type="float">
            <text:p>0,000</text:p>
          </table:table-cell>
          <table:table-cell table:style-name="ce38" table:formula="of:=IF([.J11]=[.N11];1;0)" office:value-type="float" office:value="0" calcext:value-type="float">
            <text:p>0</text:p>
          </table:table-cell>
          <table:table-cell table:style-name="ce38" table:formula="of:=IF([.K11]=[.O11];1;0)" office:value-type="float" office:value="0" calcext:value-type="float">
            <text:p>0</text:p>
          </table:table-cell>
          <table:table-cell table:style-name="ce38" table:formula="of:=IF([.L11]=[.P11]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5">M</text:span><text:span text:style-name="T7">8</text:span></text:p>
          </table:table-cell>
          <table:table-cell table:style-name="ce271" table:formula="of:=[$Données.A29]" office:value-type="float" office:value="360" calcext:value-type="float">
            <text:p>36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71" table:formula="of:=IF([.$G$12];SUM([.D11:.F11]);&quot;&quot;)">
            <text:p/>
          </table:table-cell>
          <table:table-cell table:style-name="ce300" table:formula="of:=IF(AND([.$G$12];[.$G$13]);[$Données.B29];&quot; &quot;)" office:value-type="string" office:string-value=" " calcext:value-type="string">
            <text:p><text:s/></text:p>
          </table:table-cell>
          <table:table-cell table:style-name="ce300" table:formula="of:=IF(AND([.$G$12];[.$G$13]);[$Données.C29];&quot; &quot;)" office:value-type="string" office:string-value=" " calcext:value-type="string">
            <text:p><text:s/></text:p>
          </table:table-cell>
          <table:table-cell table:style-name="ce300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0]" office:value-type="float" office:value="1" calcext:value-type="float">
            <text:p>1,0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2"/>
          </table:table-cell>
          <table:table-cell table:style-name="ce244" table:formula="of:=[$Données.F30]" office:value-type="float" office:value="0" calcext:value-type="float">
            <text:p>0,000</text:p>
          </table:table-cell>
          <table:table-cell table:style-name="ce244" table:formula="of:=[$Données.G30]" office:value-type="float" office:value="0" calcext:value-type="float">
            <text:p>0,000</text:p>
            <draw:control table:end-cell-address="'Cos Sin Tan'.E13" table:end-x="9.9mm" table:end-y="3mm" draw:z-index="1" draw:style-name="gr5" draw:text-style-name="P3" svg:width="39.45mm" svg:height="14.64mm" svg:x="15.61mm" svg:y="6.42mm" draw:control="control11"/>
          </table:table-cell>
          <table:table-cell table:style-name="ce38" table:formula="of:=IF([.J12]=[.N12];1;0)" office:value-type="float" office:value="0" calcext:value-type="float">
            <text:p>0</text:p>
          </table:table-cell>
          <table:table-cell table:style-name="ce38" table:formula="of:=IF([.K12]=[.O12];1;0)" office:value-type="float" office:value="0" calcext:value-type="float">
            <text:p>0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3"/>
          </table:table-cell>
          <table:table-cell table:style-name="ce38" table:formula="of:=IF([.L12]=[.P12];1;0)" office:value-type="float" office:value="0" calcext:value-type="float">
            <text:p>0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5">M</text:span><text:span text:style-name="T7">9</text:span></text:p>
          </table:table-cell>
          <table:table-cell table:style-name="ce272" table:formula="of:=[$Données.A30]" office:value-type="float" office:value="0" calcext:value-type="float">
            <text:p>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72" table:formula="of:=IF([.$G$12];SUM([.D12:.F12]);&quot;&quot;)">
            <text:p/>
          </table:table-cell>
          <table:table-cell table:style-name="ce301" table:formula="of:=IF(AND([.$G$12];[.$G$13]);[$Données.B30];&quot; &quot;)" office:value-type="string" office:string-value=" " calcext:value-type="string">
            <text:p><text:s/></text:p>
          </table:table-cell>
          <table:table-cell table:style-name="ce301" table:formula="of:=IF(AND([.$G$12];[.$G$13]);[$Données.C30];&quot; &quot;)" office:value-type="string" office:string-value=" " calcext:value-type="string">
            <text:p><text:s/></text:p>
          </table:table-cell>
          <table:table-cell table:style-name="ce301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1">
          <table:table-cell table:style-name="ce244" table:formula="of:=[$Données.E31]" office:value-type="float" office:value="0.5" calcext:value-type="float">
            <text:p>0,500</text:p>
          </table:table-cell>
          <table:table-cell table:style-name="ce244" table:formula="of:=[$Données.F31]" office:value-type="float" office:value="-0.866025403784439" calcext:value-type="float">
            <text:p>-0,866</text:p>
          </table:table-cell>
          <table:table-cell table:style-name="ce244" table:formula="of:=[$Données.G31]" office:value-type="float" office:value="-1.73205080756888" calcext:value-type="float">
            <text:p>-1,732</text:p>
          </table:table-cell>
          <table:table-cell table:style-name="ce38" table:formula="of:=IF([.J13]=[.N13];1;0)" office:value-type="float" office:value="0" calcext:value-type="float">
            <text:p>0</text:p>
          </table:table-cell>
          <table:table-cell table:style-name="ce38" table:formula="of:=IF([.K13]=[.O13];1;0)" office:value-type="float" office:value="0" calcext:value-type="float">
            <text:p>0</text:p>
          </table:table-cell>
          <table:table-cell table:style-name="ce38" table:formula="of:=IF([.L13]=[.P13]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5">M</text:span><text:span text:style-name="T7">10</text:span></text:p>
          </table:table-cell>
          <table:table-cell table:style-name="ce266" table:formula="of:=[$Données.A31]" office:value-type="float" office:value="300" calcext:value-type="float">
            <text:p>300</text:p>
          </table:table-cell>
          <table:table-cell table:style-name="ce294" table:content-validation-name="val2"/>
          <table:table-cell table:style-name="ce294" table:content-validation-name="val4"/>
          <table:table-cell table:style-name="ce294" table:content-validation-name="val6"/>
          <table:table-cell table:style-name="ce266" table:formula="of:=IF([.$G$12];SUM([.D13:.F13]);&quot;&quot;)">
            <text:p/>
          </table:table-cell>
          <table:table-cell table:style-name="ce302" table:formula="of:=IF(AND([.$G$12];[.$G$13]);[$Données.B31];&quot; &quot;)" office:value-type="string" office:string-value=" " calcext:value-type="string">
            <text:p><text:s/></text:p>
          </table:table-cell>
          <table:table-cell table:style-name="ce302" table:formula="of:=IF(AND([.$G$12];[.$G$13]);[$Données.C31];&quot; &quot;)" office:value-type="string" office:string-value=" " calcext:value-type="string">
            <text:p><text:s/></text:p>
          </table:table-cell>
          <table:table-cell table:style-name="ce302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10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3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3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 table:number-rows-repeated="19">
          <table:table-cell table:style-name="ce37" table:number-columns-repeated="7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TUN103dcx/K/GPUKRuF6JmdDOm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4" form:id="control14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5" form:id="control15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6" form:id="control16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2" svg:width="157.93mm" svg:height="150.72mm" svg:x="1mm" svg:y="51.81mm">
            <loext:p draw:notify-on-update-of-ranges="Données.L3:Données.L203 Données.M3:Données.M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L3:Données.L203 Données.N3:Données.N203 'Equations 1'.A5:'Equations 1'.A5 'Equations 1'.B5:'Equations 1'.B5 'Equations 1'.C5:'Equations 1'.C5 'Equations 1'.D5:'Equations 1'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39"/>
        <table:table-column table:style-name="co24" table:default-cell-style-name="ce239"/>
        <table:table-column table:style-name="co25" table:default-cell-style-name="ce239"/>
        <table:table-column table:style-name="co26" table:default-cell-style-name="ce239"/>
        <table:table-column table:style-name="co27" table:number-columns-repeated="2" table:default-cell-style-name="ce239"/>
        <table:table-column table:style-name="co28" table:number-columns-repeated="3" table:default-cell-style-name="ce239"/>
        <table:table-column table:style-name="co29" table:default-cell-style-name="ce239"/>
        <table:table-column table:style-name="co30" table:number-columns-repeated="2" table:default-cell-style-name="ce239"/>
        <table:table-column table:style-name="co1" table:number-columns-repeated="1001" table:default-cell-style-name="ce239"/>
        <table:table-column table:style-name="co1" table:number-columns-repeated="2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4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5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>
            <text:p/>
          </table:table-cell>
          <table:table-cell table:style-name="ce324" table:formula="of:=[$Données.E36]" office:value-type="float" office:value="0" calcext:value-type="float">
            <text:p>0</text:p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5" table:formula="of:=[$Données.C37]">
            <text:p/>
          </table:table-cell>
          <table:table-cell table:style-name="ce325" table:formula="of:=[$Données.D37]">
            <text:p/>
          </table:table-cell>
          <table:table-cell table:style-name="ce325" table:formula="of:=[$Données.E37]" office:value-type="float" office:value="-1" calcext:value-type="float">
            <text:p>-1</text:p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6" table:formula="of:=[$Données.C38]">
            <text:p/>
          </table:table-cell>
          <table:table-cell table:style-name="ce326" table:formula="of:=[$Données.D38]" office:value-type="string" office:string-value="1/2" calcext:value-type="string">
            <text:p>1/2</text:p>
          </table:table-cell>
          <table:table-cell table:style-name="ce326" table:formula="of:=[$Données.E38]">
            <text:p/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4" table:formula="of:=[$Données.C39]" office:value-type="string" office:string-value="√3/2" calcext:value-type="string">
            <text:p>√3/2</text:p>
          </table:table-cell>
          <table:table-cell table:style-name="ce334" table:formula="of:=[$Données.D39]">
            <text:p/>
          </table:table-cell>
          <table:table-cell table:style-name="ce334" table:formula="of:=[$Données.E39]">
            <text:p/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5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5" table:formula="of:=[$Données.C40]">
            <text:p/>
          </table:table-cell>
          <table:table-cell table:style-name="ce335" table:formula="of:=[$Données.D40]">
            <text:p/>
          </table:table-cell>
          <table:table-cell table:style-name="ce335" table:formula="of:=[$Données.E40]" office:value-type="string" office:string-value="√3/3" calcext:value-type="string">
            <text:p>√3/3</text:p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6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5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66mm" svg:height="9.31mm" svg:x="11.35mm" svg:y="0.89mm" draw:control="control14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6" table:number-rows-repeated="2">
          <table:table-cell table:style-name="ce173" table:number-columns-repeated="12"/>
          <table:table-cell table:number-columns-repeated="1012"/>
        </table:table-row>
        <table:table-row table:style-name="ro16" table:number-rows-repeated="5">
          <table:table-cell table:style-name="ce38" table:number-columns-repeated="12"/>
          <table:table-cell table:number-columns-repeated="1012"/>
        </table:table-row>
        <table:table-row table:style-name="ro16" table:number-rows-repeated="15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TUN103dcx/K/GPUKRuF6JmdDOm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7" form:id="control17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9" form:id="control19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2" svg:width="159.94mm" svg:height="152.38mm" svg:x="0.71mm" svg:y="57.91mm">
            <loext:p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39"/>
        <table:table-column table:style-name="co32" table:default-cell-style-name="ce239"/>
        <table:table-column table:style-name="co33" table:default-cell-style-name="ce239"/>
        <table:table-column table:style-name="co34" table:number-columns-repeated="2" table:default-cell-style-name="ce239"/>
        <table:table-column table:style-name="co35" table:number-columns-repeated="3" table:default-cell-style-name="ce239"/>
        <table:table-column table:style-name="co29" table:default-cell-style-name="ce239"/>
        <table:table-column table:style-name="co36" table:number-columns-repeated="2" table:default-cell-style-name="ce239"/>
        <table:table-column table:style-name="co1" table:number-columns-repeated="1000" table:default-cell-style-name="ce239"/>
        <table:table-column table:style-name="co1" table:number-columns-repeated="3" table:default-cell-style-name="ce52"/>
        <table:table-row table:style-name="ro13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52"/>
          <table:table-cell table:style-name="ce106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6">
          <table:covered-table-cell table:style-name="ce47"/>
          <table:covered-table-cell table:style-name="ce248"/>
          <table:covered-table-cell table:style-name="ce249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52" office:value-type="string" calcext:value-type="string" table:number-columns-spanned="2" table:number-rows-spanned="1">
            <text:p>Angles</text:p>
          </table:table-cell>
          <table:covered-table-cell table:style-name="ce252"/>
          <table:table-cell table:style-name="ce252" table:number-columns-repeated="3"/>
          <table:table-cell table:style-name="ce106" office:value-type="string" calcext:value-type="string" table:number-columns-spanned="1" table:number-rows-spanned="2">
            <text:p>Bonne(s) réponse(s)</text:p>
          </table:table-cell>
          <table:table-cell table:style-name="ce106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7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52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52"/>
          <table:table-cell table:style-name="ce252" office:value-type="string" calcext:value-type="string">
            <text:p>cos(<text:span text:style-name="T5">x</text:span>)</text:p>
          </table:table-cell>
          <table:table-cell table:style-name="ce252" office:value-type="string" calcext:value-type="string">
            <text:p>sin(<text:span text:style-name="T5">x</text:span>)</text:p>
          </table:table-cell>
          <table:table-cell table:style-name="ce252" office:value-type="string" calcext:value-type="string">
            <text:p>tan(<text:span text:style-name="T5">x</text:span>)</text:p>
          </table:table-cell>
          <table:covered-table-cell table:style-name="ce106"/>
          <table:table-cell table:style-name="ce252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7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>
            <text:p/>
          </table:table-cell>
          <table:table-cell table:style-name="ce324" table:formula="of:=[$Données.D54]" office:value-type="float" office:value="0" calcext:value-type="float">
            <text:p>0</text:p>
          </table:table-cell>
          <table:table-cell table:style-name="ce324" table:formula="of:=[$Données.E54]">
            <text:p/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>
            <text:p/>
          </table:table-cell>
          <table:table-cell table:style-name="ce325" table:formula="of:=[$Données.E55]" office:value-type="float" office:value="0" calcext:value-type="float">
            <text:p>0</text:p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>
            <text:p/>
          </table:table-cell>
          <table:table-cell table:style-name="ce326" table:formula="of:=[$Données.D56]">
            <text:p/>
          </table:table-cell>
          <table:table-cell table:style-name="ce326" table:formula="of:=[$Données.E56]" office:value-type="string" office:string-value="-√3" calcext:value-type="string">
            <text:p>-√3</text:p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>
            <text:p/>
          </table:table-cell>
          <table:table-cell table:style-name="ce334" table:formula="of:=[$Données.D57]" office:value-type="string" office:string-value="√2/2" calcext:value-type="string">
            <text:p>√2/2</text:p>
          </table:table-cell>
          <table:table-cell table:style-name="ce334" table:formula="of:=[$Données.E57]">
            <text:p/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9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5.06mm" svg:height="10.33mm" svg:x="2.47mm" svg:y="28.28mm" draw:control="control18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1mm" svg:height="10.91mm" svg:x="13.2mm" svg:y="28.6mm" draw:control="control17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 office:value-type="string" office:string-value="√3/2" calcext:value-type="string">
            <text:p>√3/2</text:p>
          </table:table-cell>
          <table:table-cell table:style-name="ce335" table:formula="of:=[$Données.E58]">
            <text:p/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6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6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6">
          <table:table-cell table:style-name="ce304" table:number-columns-repeated="12"/>
          <table:table-cell table:number-columns-repeated="1012"/>
        </table:table-row>
        <table:table-row table:style-name="ro16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6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6" table:number-rows-repeated="3">
          <table:table-cell table:style-name="ce304" table:number-columns-repeated="12"/>
          <table:table-cell table:number-columns-repeated="1012"/>
        </table:table-row>
        <table:table-row table:style-name="ro16">
          <table:table-cell table:style-name="ce173" table:number-columns-repeated="12"/>
          <table:table-cell table:number-columns-repeated="1012"/>
        </table:table-row>
        <table:table-row table:style-name="ro16" table:number-rows-repeated="17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TUN103dcx/K/GPUKRuF6JmdDOm8=" table:protection-key-digest-algorithm="http://www.w3.org/2000/09/xmldsig#sha1">
        <loext:table-protection loext:select-protected-cells="true" loext:select-unprotected-cells="true"/>
        <table:table-column table:style-name="co37" table:number-columns-repeated="3" table:default-cell-style-name="ce464"/>
        <table:table-column table:style-name="co38" table:number-columns-repeated="3" table:default-cell-style-name="ce464"/>
        <table:table-column table:style-name="co39" table:number-columns-repeated="3" table:default-cell-style-name="ce464"/>
        <table:table-column table:style-name="co1" table:number-columns-repeated="1013" table:default-cell-style-name="ce464"/>
        <table:table-column table:style-name="co1" table:number-columns-repeated="2" table:default-cell-style-name="ce401"/>
        <table:table-row table:style-name="ro6">
          <table:table-cell table:style-name="ce400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400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510"/>
          <table:covered-table-cell table:number-columns-repeated="9"/>
          <table:table-cell table:number-columns-repeated="1001"/>
        </table:table-row>
        <table:table-row table:style-name="ro18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510" office:value-type="string" calcext:value-type="string">
            <text:p>x</text:p>
          </table:table-cell>
          <table:table-cell table:style-name="ce510" office:value-type="string" calcext:value-type="string">
            <text:p>y<text:span text:style-name="T7">1</text:span></text:p>
          </table:table-cell>
          <table:table-cell table:style-name="ce510" office:value-type="string" calcext:value-type="string">
            <text:p>y<text:span text:style-name="T7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45475" calcext:value-type="float">
            <text:p>945475</text:p>
          </table:table-cell>
          <table:table-cell table:style-name="ce382" table:formula="of:=RANDBETWEEN(1;1000000)" office:value-type="float" office:value="172304" calcext:value-type="float">
            <text:p>172304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1" calcext:value-type="float">
            <text:p>1</text:p>
          </table:table-cell>
          <table:table-cell table:style-name="ce382" table:formula="of:=RANK([.B3];[.$B$3:.$B$19];0)" office:value-type="float" office:value="14" calcext:value-type="float">
            <text:p>14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652309" calcext:value-type="float">
            <text:p>652309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79425" calcext:value-type="float">
            <text:p>279425</text:p>
          </table:table-cell>
          <table:table-cell table:style-name="ce382" table:formula="of:=RANDBETWEEN(1;1000000)" office:value-type="float" office:value="32347" calcext:value-type="float">
            <text:p>32347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10" calcext:value-type="float">
            <text:p>10</text:p>
          </table:table-cell>
          <table:table-cell table:style-name="ce382" table:formula="of:=RANK([.B4];[.$B$3:.$B$19];0)" office:value-type="float" office:value="17" calcext:value-type="float">
            <text:p>17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404872" calcext:value-type="float">
            <text:p>404872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79693" calcext:value-type="float">
            <text:p>479693</text:p>
          </table:table-cell>
          <table:table-cell table:style-name="ce382" table:formula="of:=RANDBETWEEN(1;1000000)" office:value-type="float" office:value="300806" calcext:value-type="float">
            <text:p>300806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6" calcext:value-type="float">
            <text:p>6</text:p>
          </table:table-cell>
          <table:table-cell table:style-name="ce382" table:formula="of:=RANK([.B5];[.$B$3:.$B$19];0)" office:value-type="float" office:value="12" calcext:value-type="float">
            <text:p>12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448384" calcext:value-type="float">
            <text:p>448384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4832" calcext:value-type="float">
            <text:p>34832</text:p>
          </table:table-cell>
          <table:table-cell table:style-name="ce382" table:formula="of:=RANDBETWEEN(1;1000000)" office:value-type="float" office:value="816651" calcext:value-type="float">
            <text:p>816651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16" calcext:value-type="float">
            <text:p>16</text:p>
          </table:table-cell>
          <table:table-cell table:style-name="ce382" table:formula="of:=RANK([.B6];[.$B$3:.$B$19];0)" office:value-type="float" office:value="2" calcext:value-type="float">
            <text:p>2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782981" calcext:value-type="float">
            <text:p>782981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48954" calcext:value-type="float">
            <text:p>248954</text:p>
          </table:table-cell>
          <table:table-cell table:style-name="ce382" table:formula="of:=RANDBETWEEN(1;1000000)" office:value-type="float" office:value="99740" calcext:value-type="float">
            <text:p>99740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12" calcext:value-type="float">
            <text:p>12</text:p>
          </table:table-cell>
          <table:table-cell table:style-name="ce382" table:formula="of:=RANK([.B7];[.$B$3:.$B$19];0)" office:value-type="float" office:value="15" calcext:value-type="float">
            <text:p>15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842101" calcext:value-type="float">
            <text:p>842101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81432" calcext:value-type="float">
            <text:p>681432</text:p>
          </table:table-cell>
          <table:table-cell table:style-name="ce382" table:formula="of:=RANDBETWEEN(1;1000000)" office:value-type="float" office:value="830112" calcext:value-type="float">
            <text:p>830112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5" calcext:value-type="float">
            <text:p>5</text:p>
          </table:table-cell>
          <table:table-cell table:style-name="ce382" table:formula="of:=RANK([.B8];[.$B$3:.$B$19];0)" office:value-type="float" office:value="1" calcext:value-type="float">
            <text:p>1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137018" calcext:value-type="float">
            <text:p>137018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8946" calcext:value-type="float">
            <text:p>98946</text:p>
          </table:table-cell>
          <table:table-cell table:style-name="ce382" table:formula="of:=RANDBETWEEN(1;1000000)" office:value-type="float" office:value="71870" calcext:value-type="float">
            <text:p>71870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14" calcext:value-type="float">
            <text:p>14</text:p>
          </table:table-cell>
          <table:table-cell table:style-name="ce382" table:formula="of:=RANK([.B9];[.$B$3:.$B$19];0)" office:value-type="float" office:value="16" calcext:value-type="float">
            <text:p>16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667368" calcext:value-type="float">
            <text:p>667368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07144" calcext:value-type="float">
            <text:p>207144</text:p>
          </table:table-cell>
          <table:table-cell table:style-name="ce382" table:formula="of:=RANDBETWEEN(1;1000000)" office:value-type="float" office:value="326709" calcext:value-type="float">
            <text:p>326709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13" calcext:value-type="float">
            <text:p>13</text:p>
          </table:table-cell>
          <table:table-cell table:style-name="ce382" table:formula="of:=RANK([.B10];[.$B$3:.$B$19];0)" office:value-type="float" office:value="11" calcext:value-type="float">
            <text:p>11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577743" calcext:value-type="float">
            <text:p>577743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29145" calcext:value-type="float">
            <text:p>929145</text:p>
          </table:table-cell>
          <table:table-cell table:style-name="ce382" table:formula="of:=RANDBETWEEN(1;1000000)" office:value-type="float" office:value="489465" calcext:value-type="float">
            <text:p>489465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2" calcext:value-type="float">
            <text:p>2</text:p>
          </table:table-cell>
          <table:table-cell table:style-name="ce382" table:formula="of:=RANK([.B11];[.$B$3:.$B$19];0)" office:value-type="float" office:value="5" calcext:value-type="float">
            <text:p>5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993179" calcext:value-type="float">
            <text:p>993179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32989" calcext:value-type="float">
            <text:p>432989</text:p>
          </table:table-cell>
          <table:table-cell table:style-name="ce382" table:formula="of:=RANDBETWEEN(1;1000000)" office:value-type="float" office:value="571337" calcext:value-type="float">
            <text:p>571337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7" calcext:value-type="float">
            <text:p>7</text:p>
          </table:table-cell>
          <table:table-cell table:style-name="ce382" table:formula="of:=RANK([.B12];[.$B$3:.$B$19];0)" office:value-type="float" office:value="4" calcext:value-type="float">
            <text:p>4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987707" calcext:value-type="float">
            <text:p>987707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71294" calcext:value-type="float">
            <text:p>771294</text:p>
          </table:table-cell>
          <table:table-cell table:style-name="ce382" table:formula="of:=RANDBETWEEN(1;1000000)" office:value-type="float" office:value="290470" calcext:value-type="float">
            <text:p>290470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3" calcext:value-type="float">
            <text:p>3</text:p>
          </table:table-cell>
          <table:table-cell table:style-name="ce382" table:formula="of:=RANK([.B13];[.$B$3:.$B$19];0)" office:value-type="float" office:value="13" calcext:value-type="float">
            <text:p>13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248597" calcext:value-type="float">
            <text:p>248597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73644" calcext:value-type="float">
            <text:p>273644</text:p>
          </table:table-cell>
          <table:table-cell table:style-name="ce382" table:formula="of:=RANDBETWEEN(1;1000000)" office:value-type="float" office:value="375074" calcext:value-type="float">
            <text:p>375074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11" calcext:value-type="float">
            <text:p>11</text:p>
          </table:table-cell>
          <table:table-cell table:style-name="ce382" table:formula="of:=RANK([.B14];[.$B$3:.$B$19];0)" office:value-type="float" office:value="9" calcext:value-type="float">
            <text:p>9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357950" calcext:value-type="float">
            <text:p>357950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14560" calcext:value-type="float">
            <text:p>314560</text:p>
          </table:table-cell>
          <table:table-cell table:style-name="ce382" table:formula="of:=RANDBETWEEN(1;1000000)" office:value-type="float" office:value="393016" calcext:value-type="float">
            <text:p>393016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9" calcext:value-type="float">
            <text:p>9</text:p>
          </table:table-cell>
          <table:table-cell table:style-name="ce382" table:formula="of:=RANK([.B15];[.$B$3:.$B$19];0)" office:value-type="float" office:value="6" calcext:value-type="float">
            <text:p>6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583293" calcext:value-type="float">
            <text:p>583293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3124" calcext:value-type="float">
            <text:p>83124</text:p>
          </table:table-cell>
          <table:table-cell table:style-name="ce382" table:formula="of:=RANDBETWEEN(1;1000000)" office:value-type="float" office:value="385467" calcext:value-type="float">
            <text:p>385467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15" calcext:value-type="float">
            <text:p>15</text:p>
          </table:table-cell>
          <table:table-cell table:style-name="ce382" table:formula="of:=RANK([.B16];[.$B$3:.$B$19];0)" office:value-type="float" office:value="7" calcext:value-type="float">
            <text:p>7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483465" calcext:value-type="float">
            <text:p>483465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38779" calcext:value-type="float">
            <text:p>738779</text:p>
          </table:table-cell>
          <table:table-cell table:style-name="ce382" table:formula="of:=RANDBETWEEN(1;1000000)" office:value-type="float" office:value="378482" calcext:value-type="float">
            <text:p>378482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4" calcext:value-type="float">
            <text:p>4</text:p>
          </table:table-cell>
          <table:table-cell table:style-name="ce382" table:formula="of:=RANK([.B17];[.$B$3:.$B$19];0)" office:value-type="float" office:value="8" calcext:value-type="float">
            <text:p>8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670009" calcext:value-type="float">
            <text:p>670009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5439" calcext:value-type="float">
            <text:p>25439</text:p>
          </table:table-cell>
          <table:table-cell table:style-name="ce382" table:formula="of:=RANDBETWEEN(1;1000000)" office:value-type="float" office:value="372607" calcext:value-type="float">
            <text:p>372607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17" calcext:value-type="float">
            <text:p>17</text:p>
          </table:table-cell>
          <table:table-cell table:style-name="ce382" table:formula="of:=RANK([.B18];[.$B$3:.$B$19];0)" office:value-type="float" office:value="10" calcext:value-type="float">
            <text:p>10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877954" calcext:value-type="float">
            <text:p>877954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00436" calcext:value-type="float">
            <text:p>400436</text:p>
          </table:table-cell>
          <table:table-cell table:style-name="ce382" table:formula="of:=RANDBETWEEN(1;1000000)" office:value-type="float" office:value="729289" calcext:value-type="float">
            <text:p>729289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8" calcext:value-type="float">
            <text:p>8</text:p>
          </table:table-cell>
          <table:table-cell table:style-name="ce382" table:formula="of:=RANK([.B19];[.$B$3:.$B$19];0)" office:value-type="float" office:value="3" calcext:value-type="float">
            <text:p>3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887595" calcext:value-type="float">
            <text:p>887595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543697" calcext:value-type="float">
            <text:p>543697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384" office:value-type="string" calcext:value-type="string">
            <text:p>Angle <text:span text:style-name="T5">x</text:span><text:span text:style-name="T10"> (°)</text:span>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503026" calcext:value-type="float">
            <text:p>503026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table-cell table:style-name="ce386" table:formula="of:=INDEX([.$C$70:.$C$86];[.J70])" office:value-type="float" office:value="60" calcext:value-type="float">
            <text:p>60</text:p>
          </table:table-cell>
          <table:table-cell table:style-name="ce403" table:formula="of:=INDEX([.$D$70:.$D$86];[.J70])" office:value-type="string" office:string-value="1/2" calcext:value-type="string">
            <text:p>1/2</text:p>
          </table:table-cell>
          <table:table-cell table:style-name="ce403" table:formula="of:=INDEX([.$E$70:.$E$86];[.J70])" office:value-type="string" office:string-value="√3/2" calcext:value-type="string">
            <text:p>√3/2</text:p>
          </table:table-cell>
          <table:table-cell table:style-name="ce403" table:formula="of:=INDEX([.$F$70:.$F$86];[.J70])" office:value-type="string" office:string-value="√3" calcext:value-type="string">
            <text:p>√3</text:p>
          </table:table-cell>
          <table:table-cell table:style-name="ce421" table:formula="of:=INDEX([.$G$70:.$G$86];[.J70])" office:value-type="float" office:value="0.5" calcext:value-type="float">
            <text:p>0,500</text:p>
          </table:table-cell>
          <table:table-cell table:style-name="ce421" table:formula="of:=INDEX([.$H$70:.$H$86];[.J70])" office:value-type="float" office:value="0.866025403784439" calcext:value-type="float">
            <text:p>0,866</text:p>
          </table:table-cell>
          <table:table-cell table:style-name="ce421" table:formula="of:=INDEX([.$I$70:.$I$86];[.J70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306456" calcext:value-type="float">
            <text:p>306456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3">
          <table:table-cell table:style-name="ce387" table:formula="of:=INDEX([.$C$70:.$C$86];[.J71])" office:value-type="float" office:value="315" calcext:value-type="float">
            <text:p>315</text:p>
          </table:table-cell>
          <table:table-cell table:style-name="ce404" table:formula="of:=INDEX([.$D$70:.$D$86];[.J71])" office:value-type="string" office:string-value="√2/2" calcext:value-type="string">
            <text:p>√2/2</text:p>
          </table:table-cell>
          <table:table-cell table:style-name="ce404" table:formula="of:=INDEX([.$E$70:.$E$86];[.J71])" office:value-type="string" office:string-value="-√2/2" calcext:value-type="string">
            <text:p>-√2/2</text:p>
          </table:table-cell>
          <table:table-cell table:style-name="ce404" table:formula="of:=INDEX([.$F$70:.$F$86];[.J71])" office:value-type="float" office:value="-1" calcext:value-type="float">
            <text:p>-1</text:p>
          </table:table-cell>
          <table:table-cell table:style-name="ce422" table:formula="of:=INDEX([.$G$70:.$G$86];[.J71])" office:value-type="float" office:value="0.707106781186548" calcext:value-type="float">
            <text:p>0,707</text:p>
          </table:table-cell>
          <table:table-cell table:style-name="ce422" table:formula="of:=INDEX([.$H$70:.$H$86];[.J71])" office:value-type="float" office:value="-0.707106781186548" calcext:value-type="float">
            <text:p>-0,707</text:p>
          </table:table-cell>
          <table:table-cell table:style-name="ce422" table:formula="of:=INDEX([.$I$70:.$I$86];[.J71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790116" calcext:value-type="float">
            <text:p>790116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388" table:formula="of:=INDEX([.$C$70:.$C$86];[.J72])" office:value-type="float" office:value="90" calcext:value-type="float">
            <text:p>90</text:p>
          </table:table-cell>
          <table:table-cell table:style-name="ce405" table:formula="of:=INDEX([.$D$70:.$D$86];[.J72])" office:value-type="float" office:value="0" calcext:value-type="float">
            <text:p>0</text:p>
          </table:table-cell>
          <table:table-cell table:style-name="ce405" table:formula="of:=INDEX([.$E$70:.$E$86];[.J72])" office:value-type="float" office:value="1" calcext:value-type="float">
            <text:p>1</text:p>
          </table:table-cell>
          <table:table-cell table:style-name="ce405" table:formula="of:=INDEX([.$F$70:.$F$86];[.J72])" office:value-type="string" office:string-value="Impossible" calcext:value-type="string">
            <text:p>Impossible</text:p>
          </table:table-cell>
          <table:table-cell table:style-name="ce423" table:formula="of:=INDEX([.$G$70:.$G$86];[.J72])" office:value-type="float" office:value="0" calcext:value-type="float">
            <text:p>0,000</text:p>
          </table:table-cell>
          <table:table-cell table:style-name="ce423" table:formula="of:=INDEX([.$H$70:.$H$86];[.J72])" office:value-type="float" office:value="1" calcext:value-type="float">
            <text:p>1,000</text:p>
          </table:table-cell>
          <table:table-cell table:style-name="ce423" table:formula="of:=INDEX([.$I$70:.$I$86];[.J72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686823" calcext:value-type="float">
            <text:p>686823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389" table:formula="of:=INDEX([.$C$70:.$C$86];[.J73])" office:value-type="float" office:value="225" calcext:value-type="float">
            <text:p>225</text:p>
          </table:table-cell>
          <table:table-cell table:style-name="ce406" table:formula="of:=INDEX([.$D$70:.$D$86];[.J73])" office:value-type="string" office:string-value="-√2/2" calcext:value-type="string">
            <text:p>-√2/2</text:p>
          </table:table-cell>
          <table:table-cell table:style-name="ce406" table:formula="of:=INDEX([.$E$70:.$E$86];[.J73])" office:value-type="string" office:string-value="-√2/2" calcext:value-type="string">
            <text:p>-√2/2</text:p>
          </table:table-cell>
          <table:table-cell table:style-name="ce406" table:formula="of:=INDEX([.$F$70:.$F$86];[.J73])" office:value-type="float" office:value="1" calcext:value-type="float">
            <text:p>1</text:p>
          </table:table-cell>
          <table:table-cell table:style-name="ce424" table:formula="of:=INDEX([.$G$70:.$G$86];[.J73])" office:value-type="float" office:value="-0.707106781186548" calcext:value-type="float">
            <text:p>-0,707</text:p>
          </table:table-cell>
          <table:table-cell table:style-name="ce424" table:formula="of:=INDEX([.$H$70:.$H$86];[.J73])" office:value-type="float" office:value="-0.707106781186548" calcext:value-type="float">
            <text:p>-0,707</text:p>
          </table:table-cell>
          <table:table-cell table:style-name="ce424" table:formula="of:=INDEX([.$I$70:.$I$86];[.J73])" office:value-type="float" office:value="1" calcext:value-type="float">
            <text:p>1,000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797130" calcext:value-type="float">
            <text:p>797130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390" table:formula="of:=INDEX([.$C$70:.$C$86];[.J74])" office:value-type="float" office:value="270" calcext:value-type="float">
            <text:p>270</text:p>
          </table:table-cell>
          <table:table-cell table:style-name="ce407" table:formula="of:=INDEX([.$D$70:.$D$86];[.J74])" office:value-type="float" office:value="0" calcext:value-type="float">
            <text:p>0</text:p>
          </table:table-cell>
          <table:table-cell table:style-name="ce407" table:formula="of:=INDEX([.$E$70:.$E$86];[.J74])" office:value-type="float" office:value="-1" calcext:value-type="float">
            <text:p>-1</text:p>
          </table:table-cell>
          <table:table-cell table:style-name="ce407" table:formula="of:=INDEX([.$F$70:.$F$86];[.J74])" office:value-type="string" office:string-value="Impossible" calcext:value-type="string">
            <text:p>Impossible</text:p>
          </table:table-cell>
          <table:table-cell table:style-name="ce425" table:formula="of:=INDEX([.$G$70:.$G$86];[.J74])" office:value-type="float" office:value="0" calcext:value-type="float">
            <text:p>0,000</text:p>
          </table:table-cell>
          <table:table-cell table:style-name="ce425" table:formula="of:=INDEX([.$H$70:.$H$86];[.J74])" office:value-type="float" office:value="-1" calcext:value-type="float">
            <text:p>-1,000</text:p>
          </table:table-cell>
          <table:table-cell table:style-name="ce425" table:formula="of:=INDEX([.$I$70:.$I$86];[.J74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904513" calcext:value-type="float">
            <text:p>904513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381" table:formula="of:=INDEX([.$C$70:.$C$86];[.J75])" office:value-type="float" office:value="330" calcext:value-type="float">
            <text:p>330</text:p>
          </table:table-cell>
          <table:table-cell table:style-name="ce408" table:formula="of:=INDEX([.$D$70:.$D$86];[.J75])" office:value-type="string" office:string-value="√3/2" calcext:value-type="string">
            <text:p>√3/2</text:p>
          </table:table-cell>
          <table:table-cell table:style-name="ce408" table:formula="of:=INDEX([.$E$70:.$E$86];[.J75])" office:value-type="string" office:string-value="-1/2" calcext:value-type="string">
            <text:p>-1/2</text:p>
          </table:table-cell>
          <table:table-cell table:style-name="ce408" table:formula="of:=INDEX([.$F$70:.$F$86];[.J75])" office:value-type="string" office:string-value="-√3/3" calcext:value-type="string">
            <text:p>-√3/3</text:p>
          </table:table-cell>
          <table:table-cell table:style-name="ce426" table:formula="of:=INDEX([.$G$70:.$G$86];[.J75])" office:value-type="float" office:value="0.866025403784439" calcext:value-type="float">
            <text:p>0,866</text:p>
          </table:table-cell>
          <table:table-cell table:style-name="ce426" table:formula="of:=INDEX([.$H$70:.$H$86];[.J75])" office:value-type="float" office:value="-0.5" calcext:value-type="float">
            <text:p>-0,500</text:p>
          </table:table-cell>
          <table:table-cell table:style-name="ce426" table:formula="of:=INDEX([.$I$70:.$I$86];[.J75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513136" calcext:value-type="float">
            <text:p>513136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3">
          <table:table-cell table:style-name="ce391" table:formula="of:=INDEX([.$C$70:.$C$86];[.J76])" office:value-type="float" office:value="240" calcext:value-type="float">
            <text:p>240</text:p>
          </table:table-cell>
          <table:table-cell table:style-name="ce409" table:formula="of:=INDEX([.$D$70:.$D$86];[.J76])" office:value-type="string" office:string-value="-1/2" calcext:value-type="string">
            <text:p>-1/2</text:p>
          </table:table-cell>
          <table:table-cell table:style-name="ce409" table:formula="of:=INDEX([.$E$70:.$E$86];[.J76])" office:value-type="string" office:string-value="-√3/2" calcext:value-type="string">
            <text:p>-√3/2</text:p>
          </table:table-cell>
          <table:table-cell table:style-name="ce409" table:formula="of:=INDEX([.$F$70:.$F$86];[.J76])" office:value-type="string" office:string-value="√3" calcext:value-type="string">
            <text:p>√3</text:p>
          </table:table-cell>
          <table:table-cell table:style-name="ce427" table:formula="of:=INDEX([.$G$70:.$G$86];[.J76])" office:value-type="float" office:value="-0.5" calcext:value-type="float">
            <text:p>-0,500</text:p>
          </table:table-cell>
          <table:table-cell table:style-name="ce427" table:formula="of:=INDEX([.$H$70:.$H$86];[.J76])" office:value-type="float" office:value="-0.866025403784439" calcext:value-type="float">
            <text:p>-0,866</text:p>
          </table:table-cell>
          <table:table-cell table:style-name="ce427" table:formula="of:=INDEX([.$I$70:.$I$86];[.J76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893461" calcext:value-type="float">
            <text:p>893461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92" table:formula="of:=INDEX([.$C$70:.$C$86];[.J77])" office:value-type="float" office:value="360" calcext:value-type="float">
            <text:p>360</text:p>
          </table:table-cell>
          <table:table-cell table:style-name="ce410" table:formula="of:=INDEX([.$D$70:.$D$86];[.J77])" office:value-type="float" office:value="1" calcext:value-type="float">
            <text:p>1</text:p>
          </table:table-cell>
          <table:table-cell table:style-name="ce410" table:formula="of:=INDEX([.$E$70:.$E$86];[.J77])" office:value-type="float" office:value="0" calcext:value-type="float">
            <text:p>0</text:p>
          </table:table-cell>
          <table:table-cell table:style-name="ce410" table:formula="of:=INDEX([.$F$70:.$F$86];[.J77])" office:value-type="float" office:value="0" calcext:value-type="float">
            <text:p>0</text:p>
          </table:table-cell>
          <table:table-cell table:style-name="ce428" table:formula="of:=INDEX([.$G$70:.$G$86];[.J77])" office:value-type="float" office:value="1" calcext:value-type="float">
            <text:p>1,000</text:p>
          </table:table-cell>
          <table:table-cell table:style-name="ce428" table:formula="of:=INDEX([.$H$70:.$H$86];[.J77])" office:value-type="float" office:value="0" calcext:value-type="float">
            <text:p>0,000</text:p>
          </table:table-cell>
          <table:table-cell table:style-name="ce428" table:formula="of:=INDEX([.$I$70:.$I$86];[.J77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752496" calcext:value-type="float">
            <text:p>752496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table-cell table:style-name="ce393" table:formula="of:=INDEX([.$C$70:.$C$86];[.J78])" office:value-type="float" office:value="0" calcext:value-type="float">
            <text:p>0</text:p>
          </table:table-cell>
          <table:table-cell table:style-name="ce411" table:formula="of:=INDEX([.$D$70:.$D$86];[.J78])" office:value-type="float" office:value="1" calcext:value-type="float">
            <text:p>1</text:p>
          </table:table-cell>
          <table:table-cell table:style-name="ce411" table:formula="of:=INDEX([.$E$70:.$E$86];[.J78])" office:value-type="float" office:value="0" calcext:value-type="float">
            <text:p>0</text:p>
          </table:table-cell>
          <table:table-cell table:style-name="ce411" table:formula="of:=INDEX([.$F$70:.$F$86];[.J78])" office:value-type="float" office:value="0" calcext:value-type="float">
            <text:p>0</text:p>
          </table:table-cell>
          <table:table-cell table:style-name="ce429" table:formula="of:=INDEX([.$G$70:.$G$86];[.J78])" office:value-type="float" office:value="1" calcext:value-type="float">
            <text:p>1,000</text:p>
          </table:table-cell>
          <table:table-cell table:style-name="ce429" table:formula="of:=INDEX([.$H$70:.$H$86];[.J78])" office:value-type="float" office:value="0" calcext:value-type="float">
            <text:p>0,000</text:p>
          </table:table-cell>
          <table:table-cell table:style-name="ce429" table:formula="of:=INDEX([.$I$70:.$I$86];[.J78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213184" calcext:value-type="float">
            <text:p>213184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3">
          <table:table-cell table:style-name="ce394" table:formula="of:=INDEX([.$C$70:.$C$86];[.J79])" office:value-type="float" office:value="300" calcext:value-type="float">
            <text:p>300</text:p>
          </table:table-cell>
          <table:table-cell table:style-name="ce412" table:formula="of:=INDEX([.$D$70:.$D$86];[.J79])" office:value-type="string" office:string-value="1/2" calcext:value-type="string">
            <text:p>1/2</text:p>
          </table:table-cell>
          <table:table-cell table:style-name="ce412" table:formula="of:=INDEX([.$E$70:.$E$86];[.J79])" office:value-type="string" office:string-value="-√3/2" calcext:value-type="string">
            <text:p>-√3/2</text:p>
          </table:table-cell>
          <table:table-cell table:style-name="ce412" table:formula="of:=INDEX([.$F$70:.$F$86];[.J79])" office:value-type="string" office:string-value="-√3" calcext:value-type="string">
            <text:p>-√3</text:p>
          </table:table-cell>
          <table:table-cell table:style-name="ce430" table:formula="of:=INDEX([.$G$70:.$G$86];[.J79])" office:value-type="float" office:value="0.5" calcext:value-type="float">
            <text:p>0,500</text:p>
          </table:table-cell>
          <table:table-cell table:style-name="ce430" table:formula="of:=INDEX([.$H$70:.$H$86];[.J79])" office:value-type="float" office:value="-0.866025403784439" calcext:value-type="float">
            <text:p>-0,866</text:p>
          </table:table-cell>
          <table:table-cell table:style-name="ce430" table:formula="of:=INDEX([.$I$70:.$I$86];[.J79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794000" calcext:value-type="float">
            <text:p>794000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154406" calcext:value-type="float">
            <text:p>154406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460" office:value-type="string" calcext:value-type="string" table:number-columns-spanned="1" table:number-rows-spanned="3">
            <text:p>Rang</text:p>
          </table:table-cell>
          <table:table-cell table:style-name="ce460" office:value-type="string" calcext:value-type="string" table:number-columns-spanned="1" table:number-rows-spanned="3">
            <text:p>cos(x)</text:p>
          </table:table-cell>
          <table:table-cell table:style-name="ce460" office:value-type="string" calcext:value-type="string" table:number-columns-spanned="1" table:number-rows-spanned="3">
            <text:p>sin(x)</text:p>
          </table:table-cell>
          <table:table-cell table:style-name="ce460" office:value-type="string" calcext:value-type="string" table:number-columns-spanned="1" table:number-rows-spanned="3">
            <text:p>tan(x)</text:p>
          </table:table-cell>
          <table:table-cell table:style-name="ce460" office:value-type="string" calcext:value-type="string" table:number-columns-spanned="1" table:number-rows-spanned="3">
            <text:p>cos(x)</text:p>
          </table:table-cell>
          <table:table-cell table:style-name="ce460" office:value-type="string" calcext:value-type="string" table:number-columns-spanned="1" table:number-rows-spanned="3">
            <text:p>sin(x)</text:p>
          </table:table-cell>
          <table:table-cell table:style-name="ce460" office:value-type="string" calcext:value-type="string" table:number-columns-spanned="1" table:number-rows-spanned="3">
            <text:p>tan(x)</text:p>
          </table:table-cell>
          <table:table-cell table:style-name="ce460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962027" calcext:value-type="float">
            <text:p>962027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covered-table-cell table:style-name="ce460"/>
          <table:covered-table-cell table:style-name="ce413"/>
          <table:covered-table-cell table:number-columns-repeated="7" table:style-name="ce460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951367" calcext:value-type="float">
            <text:p>951367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630533" calcext:value-type="float">
            <text:p>630533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17860" calcext:value-type="float">
            <text:p>317860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>
            <text:p/>
          </table:table-cell>
          <table:table-cell table:style-name="ce415" table:formula="of:=IF([.I36]=3;INDEX([.$F$70:.$F$86];[.J82]);&quot;&quot;)" office:value-type="float" office:value="0" calcext:value-type="float">
            <text:p>0</text:p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>
            <text:p/>
          </table:table-cell>
          <table:table-cell table:style-name="ce431" table:formula="of:=IF([.I36]=3;INDEX([.$I$70:.$I$86];[.J82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08613" calcext:value-type="float">
            <text:p>208613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>
            <text:p/>
          </table:table-cell>
          <table:table-cell table:style-name="ce415" table:formula="of:=IF([.I37]=2;INDEX([.$E$70:.$E$86];[.J83]);&quot;&quot;)">
            <text:p/>
          </table:table-cell>
          <table:table-cell table:style-name="ce418" table:formula="of:=IF([.I37]=3;INDEX([.$F$70:.$F$86];[.J83]);&quot;&quot;)" office:value-type="float" office:value="-1" calcext:value-type="float">
            <text:p>-1</text:p>
          </table:table-cell>
          <table:table-cell table:style-name="ce431" table:formula="of:=IF([.I37]=1;INDEX([.$G$70:.$G$86];[.J83]);&quot;&quot;)">
            <text:p/>
          </table:table-cell>
          <table:table-cell table:style-name="ce431" table:formula="of:=IF([.I37]=2;INDEX([.$H$70:.$H$86];[.J83]);&quot;&quot;)">
            <text:p/>
          </table:table-cell>
          <table:table-cell table:style-name="ce431" table:formula="of:=IF([.I37]=3;INDEX([.$I$70:.$I$86];[.J83]);&quot;&quot;)" office:value-type="float" office:value="-1" calcext:value-type="float">
            <text:p>-1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95803" calcext:value-type="float">
            <text:p>395803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>
            <text:p/>
          </table:table-cell>
          <table:table-cell table:style-name="ce415" table:formula="of:=IF([.I38]=2;INDEX([.$E$70:.$E$86];[.J84]);&quot;&quot;)" office:value-type="string" office:string-value="1/2" calcext:value-type="string">
            <text:p>1/2</text:p>
          </table:table-cell>
          <table:table-cell table:style-name="ce418" table:formula="of:=IF([.I38]=3;INDEX([.$F$70:.$F$86];[.J84]);&quot;&quot;)">
            <text:p/>
          </table:table-cell>
          <table:table-cell table:style-name="ce431" table:formula="of:=IF([.I38]=1;INDEX([.$G$70:.$G$86];[.J84]);&quot;&quot;)">
            <text:p/>
          </table:table-cell>
          <table:table-cell table:style-name="ce431" table:formula="of:=IF([.I38]=2;INDEX([.$H$70:.$H$86];[.J84]);&quot;&quot;)" office:value-type="float" office:value="0.5" calcext:value-type="float">
            <text:p>0,500</text:p>
          </table:table-cell>
          <table:table-cell table:style-name="ce431" table:formula="of:=IF([.I38]=3;INDEX([.$I$70:.$I$86];[.J84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984073" calcext:value-type="float">
            <text:p>984073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248696" calcext:value-type="float">
            <text:p>248696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 office:value-type="string" office:string-value="√3/2" calcext:value-type="string">
            <text:p>√3/2</text:p>
          </table:table-cell>
          <table:table-cell table:style-name="ce415" table:formula="of:=IF([.I39]=2;INDEX([.$E$70:.$E$86];[.J85]);&quot;&quot;)">
            <text:p/>
          </table:table-cell>
          <table:table-cell table:style-name="ce418" table:formula="of:=IF([.I39]=3;INDEX([.$F$70:.$F$86];[.J85]);&quot;&quot;)">
            <text:p/>
          </table:table-cell>
          <table:table-cell table:style-name="ce431" table:formula="of:=IF([.I39]=1;INDEX([.$G$70:.$G$86];[.J85]);&quot;&quot;)" office:value-type="float" office:value="0.866025403784439" calcext:value-type="float">
            <text:p>0,866</text:p>
          </table:table-cell>
          <table:table-cell table:style-name="ce431" table:formula="of:=IF([.I39]=2;INDEX([.$H$70:.$H$86];[.J85]);&quot;&quot;)">
            <text:p/>
          </table:table-cell>
          <table:table-cell table:style-name="ce431" table:formula="of:=IF([.I39]=3;INDEX([.$I$70:.$I$86];[.J85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378354" calcext:value-type="float">
            <text:p>378354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87988" calcext:value-type="float">
            <text:p>487988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>
            <text:p/>
          </table:table-cell>
          <table:table-cell table:style-name="ce415" table:formula="of:=IF([.I40]=2;INDEX([.$E$70:.$E$86];[.J86]);&quot;&quot;)">
            <text:p/>
          </table:table-cell>
          <table:table-cell table:style-name="ce418" table:formula="of:=IF([.I40]=3;INDEX([.$F$70:.$F$86];[.J86]);&quot;&quot;)" office:value-type="string" office:string-value="√3/3" calcext:value-type="string">
            <text:p>√3/3</text:p>
          </table:table-cell>
          <table:table-cell table:style-name="ce431" table:formula="of:=IF([.I40]=1;INDEX([.$G$70:.$G$86];[.J86]);&quot;&quot;)">
            <text:p/>
          </table:table-cell>
          <table:table-cell table:style-name="ce431" table:formula="of:=IF([.I40]=2;INDEX([.$H$70:.$H$86];[.J86]);&quot;&quot;)">
            <text:p/>
          </table:table-cell>
          <table:table-cell table:style-name="ce431" table:formula="of:=IF([.I40]=3;INDEX([.$I$70:.$I$86];[.J86]);&quot;&quot;)" office:value-type="float" office:value="0.577350269189626" calcext:value-type="float">
            <text:p>0,577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593129" calcext:value-type="float">
            <text:p>593129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787482" calcext:value-type="float">
            <text:p>787482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60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971138" calcext:value-type="float">
            <text:p>971138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covered-table-cell table:number-columns-repeated="9" table:style-name="ce460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169131" calcext:value-type="float">
            <text:p>169131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177974" calcext:value-type="float">
            <text:p>177974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3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string" office:string-value=" " calcext:value-type="string">
            <text:p><text:s/></text:p>
          </table:table-cell>
          <table:table-cell table:style-name="ce417" table:formula="of:=IF([.G36]=&quot;&quot;;&quot; &quot;;IF(ASIN([.G36])*180/PI()&gt;=0;180-ASIN([.G36])*180/PI();ASIN([.G36])*180/PI()))" office:value-type="string" office:string-value=" " calcext:value-type="string">
            <text:p><text:s/>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float" office:value="0" calcext:value-type="float">
            <text:p>0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0" calcext:value-type="float">
            <text:p>0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764008" calcext:value-type="float">
            <text:p>764008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382" table:formula="of:=IF([.F37]=&quot;&quot;;&quot; &quot;;IF([.F37]=-1;180;MIN(ACOS([.F37])*180/PI();-ACOS([.F37])*180/PI())))" office:value-type="string" office:string-value=" " calcext:value-type="string">
            <text:p><text:s/></text:p>
          </table:table-cell>
          <table:table-cell table:style-name="ce382" table:formula="of:=IF([.F37]=&quot;&quot;;&quot; &quot;;MAX(ACOS([.F37])*180/PI();-ACOS([.F37])*180/PI()))" office:value-type="string" office:string-value=" " calcext:value-type="string">
            <text:p><text:s/></text:p>
          </table:table-cell>
          <table:table-cell table:style-name="ce382" table:formula="of:=IF([.G37]=&quot;&quot;;&quot; &quot;;IF(ASIN([.G37])*180/PI()&gt;=0;ASIN([.G37])*180/PI();-180-ASIN([.G37])*180/PI()))" office:value-type="string" office:string-value=" " calcext:value-type="string">
            <text:p><text:s/></text:p>
          </table:table-cell>
          <table:table-cell table:style-name="ce415" table:formula="of:=IF([.G37]=&quot;&quot;;&quot; &quot;;IF(ASIN([.G37])*180/PI()&gt;=0;180-ASIN([.G37])*180/PI();ASIN([.G37])*180/PI()))" office:value-type="string" office:string-value=" " calcext:value-type="string">
            <text:p><text:s/>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float" office:value="-45" calcext:value-type="float">
            <text:p>-45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float" office:value="135" calcext:value-type="float">
            <text:p>135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-45" calcext:value-type="float">
            <text:p>-45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113621" calcext:value-type="float">
            <text:p>113621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table:style-name="ce382" table:formula="of:=IF([.F38]=&quot;&quot;;&quot; &quot;;IF([.F38]=-1;180;MIN(ACOS([.F38])*180/PI();-ACOS([.F38])*180/PI())))" office:value-type="string" office:string-value=" " calcext:value-type="string">
            <text:p><text:s/></text:p>
          </table:table-cell>
          <table:table-cell table:style-name="ce382" table:formula="of:=IF([.F38]=&quot;&quot;;&quot; &quot;;MAX(ACOS([.F38])*180/PI();-ACOS([.F38])*180/PI()))" office:value-type="string" office:string-value=" " calcext:value-type="string">
            <text:p><text:s/></text:p>
          </table:table-cell>
          <table:table-cell table:style-name="ce382" table:formula="of:=IF([.G38]=&quot;&quot;;&quot; &quot;;IF(ASIN([.G38])*180/PI()&gt;=0;ASIN([.G38])*180/PI();-180-ASIN([.G38])*180/PI()))" office:value-type="float" office:value="30" calcext:value-type="float">
            <text:p>30</text:p>
          </table:table-cell>
          <table:table-cell table:style-name="ce415" table:formula="of:=IF([.G38]=&quot;&quot;;&quot; &quot;;IF(ASIN([.G38])*180/PI()&gt;=0;180-ASIN([.G38])*180/PI();ASIN([.G38])*180/PI()))" office:value-type="float" office:value="150" calcext:value-type="float">
            <text:p>150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string" office:string-value=" " calcext:value-type="string">
            <text:p><text:s/>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30" calcext:value-type="float">
            <text:p>30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989278" calcext:value-type="float">
            <text:p>989278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382" table:formula="of:=IF([.F39]=&quot;&quot;;&quot; &quot;;IF([.F39]=-1;180;MIN(ACOS([.F39])*180/PI();-ACOS([.F39])*180/PI())))" office:value-type="float" office:value="-30" calcext:value-type="float">
            <text:p>-30</text:p>
          </table:table-cell>
          <table:table-cell table:style-name="ce382" table:formula="of:=IF([.F39]=&quot;&quot;;&quot; &quot;;MAX(ACOS([.F39])*180/PI();-ACOS([.F39])*180/PI()))" office:value-type="float" office:value="30" calcext:value-type="float">
            <text:p>30</text:p>
          </table:table-cell>
          <table:table-cell table:style-name="ce382" table:formula="of:=IF([.G39]=&quot;&quot;;&quot; &quot;;IF(ASIN([.G39])*180/PI()&gt;=0;ASIN([.G39])*180/PI();-180-ASIN([.G39])*180/PI()))" office:value-type="string" office:string-value=" " calcext:value-type="string">
            <text:p><text:s/></text:p>
          </table:table-cell>
          <table:table-cell table:style-name="ce415" table:formula="of:=IF([.G39]=&quot;&quot;;&quot; &quot;;IF(ASIN([.G39])*180/PI()&gt;=0;180-ASIN([.G39])*180/PI();ASIN([.G39])*180/PI()))" office:value-type="string" office:string-value=" " calcext:value-type="string">
            <text:p><text:s/>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string" office:string-value=" " calcext:value-type="string">
            <text:p><text:s/>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-30" calcext:value-type="float">
            <text:p>-30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30" calcext:value-type="float">
            <text:p>30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282479" calcext:value-type="float">
            <text:p>282479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table-cell table:style-name="ce382" table:formula="of:=IF([.F40]=&quot;&quot;;&quot; &quot;;IF([.F40]=-1;180;MIN(ACOS([.F40])*180/PI();-ACOS([.F40])*180/PI())))" office:value-type="string" office:string-value=" " calcext:value-type="string">
            <text:p><text:s/></text:p>
          </table:table-cell>
          <table:table-cell table:style-name="ce382" table:formula="of:=IF([.F40]=&quot;&quot;;&quot; &quot;;MAX(ACOS([.F40])*180/PI();-ACOS([.F40])*180/PI()))" office:value-type="string" office:string-value=" " calcext:value-type="string">
            <text:p><text:s/></text:p>
          </table:table-cell>
          <table:table-cell table:style-name="ce382" table:formula="of:=IF([.G40]=&quot;&quot;;&quot; &quot;;IF(ASIN([.G40])*180/PI()&gt;=0;ASIN([.G40])*180/PI();-180-ASIN([.G40])*180/PI()))" office:value-type="string" office:string-value=" " calcext:value-type="string">
            <text:p><text:s/></text:p>
          </table:table-cell>
          <table:table-cell table:style-name="ce415" table:formula="of:=IF([.G40]=&quot;&quot;;&quot; &quot;;IF(ASIN([.G40])*180/PI()&gt;=0;180-ASIN([.G40])*180/PI();ASIN([.G40])*180/PI()))" office:value-type="string" office:string-value=" " calcext:value-type="string">
            <text:p><text:s/>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float" office:value="-150" calcext:value-type="float">
            <text:p>-150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float" office:value="30" calcext:value-type="float">
            <text:p>30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-150" calcext:value-type="float">
            <text:p>-150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30" calcext:value-type="float">
            <text:p>30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784292" calcext:value-type="float">
            <text:p>784292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613447" calcext:value-type="float">
            <text:p>613447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460" office:value-type="string" calcext:value-type="string" table:number-columns-spanned="1" table:number-rows-spanned="3">
            <text:p>Rang</text:p>
          </table:table-cell>
          <table:table-cell table:style-name="ce460" office:value-type="string" calcext:value-type="string" table:number-columns-spanned="1" table:number-rows-spanned="3">
            <text:p>cos(x)</text:p>
          </table:table-cell>
          <table:table-cell table:style-name="ce460" office:value-type="string" calcext:value-type="string" table:number-columns-spanned="1" table:number-rows-spanned="3">
            <text:p>sin(x)</text:p>
          </table:table-cell>
          <table:table-cell table:style-name="ce460" office:value-type="string" calcext:value-type="string" table:number-columns-spanned="1" table:number-rows-spanned="3">
            <text:p>tan(x)</text:p>
          </table:table-cell>
          <table:table-cell table:style-name="ce460" office:value-type="string" calcext:value-type="string" table:number-columns-spanned="1" table:number-rows-spanned="3">
            <text:p>cos(x)</text:p>
          </table:table-cell>
          <table:table-cell table:style-name="ce460" office:value-type="string" calcext:value-type="string" table:number-columns-spanned="1" table:number-rows-spanned="3">
            <text:p>sin(x)</text:p>
          </table:table-cell>
          <table:table-cell table:style-name="ce460" office:value-type="string" calcext:value-type="string" table:number-columns-spanned="1" table:number-rows-spanned="3">
            <text:p>tan(x)</text:p>
          </table:table-cell>
          <table:table-cell table:style-name="ce460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803344" calcext:value-type="float">
            <text:p>803344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covered-table-cell table:style-name="ce460"/>
          <table:covered-table-cell table:style-name="ce413"/>
          <table:covered-table-cell table:number-columns-repeated="7" table:style-name="ce460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873389" calcext:value-type="float">
            <text:p>873389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196158" calcext:value-type="float">
            <text:p>196158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987213" calcext:value-type="float">
            <text:p>987213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>
            <text:p/>
          </table:table-cell>
          <table:table-cell table:style-name="ce415" table:formula="of:=IF([.I54]=2;INDEX([.$E$70:.$E$86];[.J77]);&quot;&quot;)" office:value-type="float" office:value="0" calcext:value-type="float">
            <text:p>0</text:p>
          </table:table-cell>
          <table:table-cell table:style-name="ce415" table:formula="of:=IF([.I54]=3;INDEX([.$F$70:.$F$86];[.J77]);&quot;&quot;)">
            <text:p/>
          </table:table-cell>
          <table:table-cell table:style-name="ce431" table:formula="of:=IF([.I54]=1;INDEX([.$G$70:.$G$86];[.J77]);&quot;&quot;)">
            <text:p/>
          </table:table-cell>
          <table:table-cell table:style-name="ce431" table:formula="of:=IF([.I54]=2;INDEX([.$H$70:.$H$86];[.J77]);&quot;&quot;)" office:value-type="float" office:value="0" calcext:value-type="float">
            <text:p>0,000</text:p>
          </table:table-cell>
          <table:table-cell table:style-name="ce431" table:formula="of:=IF([.I54]=3;INDEX([.$I$70:.$I$86];[.J77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47007" calcext:value-type="float">
            <text:p>47007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57992" calcext:value-type="float">
            <text:p>357992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>
            <text:p/>
          </table:table-cell>
          <table:table-cell table:style-name="ce418" table:formula="of:=IF([.I55]=3;INDEX([.$F$70:.$F$86];[.J78]);&quot;&quot;)" office:value-type="float" office:value="0" calcext:value-type="float">
            <text:p>0</text:p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>
            <text:p/>
          </table:table-cell>
          <table:table-cell table:style-name="ce431" table:formula="of:=IF([.I55]=3;INDEX([.$I$70:.$I$86];[.J78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188205" calcext:value-type="float">
            <text:p>188205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84289" calcext:value-type="float">
            <text:p>584289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>
            <text:p/>
          </table:table-cell>
          <table:table-cell table:style-name="ce415" table:formula="of:=IF([.I56]=2;INDEX([.$E$70:.$E$86];[.J79]);&quot;&quot;)">
            <text:p/>
          </table:table-cell>
          <table:table-cell table:style-name="ce418" table:formula="of:=IF([.I56]=3;INDEX([.$F$70:.$F$86];[.J79]);&quot;&quot;)" office:value-type="string" office:string-value="-√3" calcext:value-type="string">
            <text:p>-√3</text:p>
          </table:table-cell>
          <table:table-cell table:style-name="ce431" table:formula="of:=IF([.I56]=1;INDEX([.$G$70:.$G$86];[.J79]);&quot;&quot;)">
            <text:p/>
          </table:table-cell>
          <table:table-cell table:style-name="ce431" table:formula="of:=IF([.I56]=2;INDEX([.$H$70:.$H$86];[.J79]);&quot;&quot;)">
            <text:p/>
          </table:table-cell>
          <table:table-cell table:style-name="ce431" table:formula="of:=IF([.I56]=3;INDEX([.$I$70:.$I$86];[.J79]);&quot;&quot;)" office:value-type="float" office:value="-1.73205080756888" calcext:value-type="float">
            <text:p>-1,732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612593" calcext:value-type="float">
            <text:p>612593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35494" calcext:value-type="float">
            <text:p>135494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>
            <text:p/>
          </table:table-cell>
          <table:table-cell table:style-name="ce415" table:formula="of:=IF([.I57]=2;INDEX([.$E$70:.$E$86];[.J80]);&quot;&quot;)" office:value-type="string" office:string-value="√2/2" calcext:value-type="string">
            <text:p>√2/2</text:p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>
            <text:p/>
          </table:table-cell>
          <table:table-cell table:style-name="ce431" table:formula="of:=IF([.I57]=2;INDEX([.$H$70:.$H$86];[.J80]);&quot;&quot;)" office:value-type="float" office:value="0.707106781186548" calcext:value-type="float">
            <text:p>0,707</text:p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482637" calcext:value-type="float">
            <text:p>482637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85461" calcext:value-type="float">
            <text:p>185461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 office:value-type="string" office:string-value="√3/2" calcext:value-type="string">
            <text:p>√3/2</text:p>
          </table:table-cell>
          <table:table-cell table:style-name="ce418" table:formula="of:=IF([.I58]=3;INDEX([.$F$70:.$F$86];[.J81]);&quot;&quot;)">
            <text:p/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 office:value-type="float" office:value="0.866025403784439" calcext:value-type="float">
            <text:p>0,866</text:p>
          </table:table-cell>
          <table:table-cell table:style-name="ce431" table:formula="of:=IF([.I58]=3;INDEX([.$I$70:.$I$86];[.J81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524463" calcext:value-type="float">
            <text:p>524463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575474" calcext:value-type="float">
            <text:p>575474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60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663059" calcext:value-type="float">
            <text:p>663059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covered-table-cell table:number-columns-repeated="9" table:style-name="ce460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714350" calcext:value-type="float">
            <text:p>714350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737693" calcext:value-type="float">
            <text:p>737693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table-cell table:style-name="ce399" table:formula="of:=IF([.F54]=&quot;&quot;;&quot; &quot;;ACOS([.F54])*180/PI())" office:value-type="string" office:string-value=" " calcext:value-type="string">
            <text:p><text:s/></text:p>
          </table:table-cell>
          <table:table-cell table:style-name="ce399" table:formula="of:=IF([.F54]=&quot;&quot;;&quot; &quot;;360-ACOS([.F54])*180/PI())" office:value-type="string" office:string-value=" " calcext:value-type="string">
            <text:p><text:s/></text:p>
          </table:table-cell>
          <table:table-cell table:style-name="ce399" table:formula="of:=IF([.G54]=&quot;&quot;;&quot; &quot;;IF(ASIN([.G54])*180/PI()&gt;=0;ASIN([.G54])*180/PI();180-ASIN([.G54])*180/PI()))" office:value-type="float" office:value="0" calcext:value-type="float">
            <text:p>0</text:p>
          </table:table-cell>
          <table:table-cell table:style-name="ce417" table:formula="of:=IF([.G54]=&quot;&quot;;&quot; &quot;;IF(ASIN([.G54])*180/PI()&gt;=0;180-ASIN([.G54])*180/PI();360+ASIN([.G54])*180/PI()))" office:value-type="float" office:value="180" calcext:value-type="float">
            <text:p>180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string" office:string-value=" " calcext:value-type="string">
            <text:p><text:s/>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0" calcext:value-type="float">
            <text:p>0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815963" calcext:value-type="float">
            <text:p>815963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string" office:string-value=" " calcext:value-type="string">
            <text:p><text:s/></text:p>
          </table:table-cell>
          <table:table-cell table:style-name="ce415" table:formula="of:=IF([.G55]=&quot;&quot;;&quot; &quot;;IF(ASIN([.G55])*180/PI()&gt;=0;180-ASIN([.G55])*180/PI();360+ASIN([.G55])*180/PI()))" office:value-type="string" office:string-value=" " calcext:value-type="string">
            <text:p><text:s/>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float" office:value="0" calcext:value-type="float">
            <text:p>0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0" calcext:value-type="float">
            <text:p>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958731" calcext:value-type="float">
            <text:p>958731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table:style-name="ce382" table:formula="of:=IF([.F56]=&quot;&quot;;&quot; &quot;;ACOS([.F56])*180/PI())" office:value-type="string" office:string-value=" " calcext:value-type="string">
            <text:p><text:s/></text:p>
          </table:table-cell>
          <table:table-cell table:style-name="ce382" table:formula="of:=IF([.F56]=&quot;&quot;;&quot; &quot;;360-ACOS([.F56])*180/PI())" office:value-type="string" office:string-value=" " calcext:value-type="string">
            <text:p><text:s/></text:p>
          </table:table-cell>
          <table:table-cell table:style-name="ce382" table:formula="of:=IF([.G56]=&quot;&quot;;&quot; &quot;;IF(ASIN([.G56])*180/PI()&gt;=0;ASIN([.G56])*180/PI();180-ASIN([.G56])*180/PI()))" office:value-type="string" office:string-value=" " calcext:value-type="string">
            <text:p><text:s/></text:p>
          </table:table-cell>
          <table:table-cell table:style-name="ce415" table:formula="of:=IF([.G56]=&quot;&quot;;&quot; &quot;;IF(ASIN([.G56])*180/PI()&gt;=0;180-ASIN([.G56])*180/PI();360+ASIN([.G56])*180/PI()))" office:value-type="string" office:string-value=" " calcext:value-type="string">
            <text:p><text:s/>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float" office:value="120" calcext:value-type="float">
            <text:p>120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float" office:value="300" calcext:value-type="float">
            <text:p>300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120" calcext:value-type="float">
            <text:p>120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300" calcext:value-type="float">
            <text:p>300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552227" calcext:value-type="float">
            <text:p>552227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382" table:formula="of:=IF([.F57]=&quot;&quot;;&quot; &quot;;ACOS([.F57])*180/PI())" office:value-type="string" office:string-value=" " calcext:value-type="string">
            <text:p><text:s/></text:p>
          </table:table-cell>
          <table:table-cell table:style-name="ce382" table:formula="of:=IF([.F57]=&quot;&quot;;&quot; &quot;;360-ACOS([.F57])*180/PI())" office:value-type="string" office:string-value=" " calcext:value-type="string">
            <text:p><text:s/></text:p>
          </table:table-cell>
          <table:table-cell table:style-name="ce382" table:formula="of:=IF([.G57]=&quot;&quot;;&quot; &quot;;IF(ASIN([.G57])*180/PI()&gt;=0;ASIN([.G57])*180/PI();180-ASIN([.G57])*180/PI()))" office:value-type="float" office:value="45.0000000000001" calcext:value-type="float">
            <text:p>45,0000000000001</text:p>
          </table:table-cell>
          <table:table-cell table:style-name="ce415" table:formula="of:=IF([.G57]=&quot;&quot;;&quot; &quot;;IF(ASIN([.G57])*180/PI()&gt;=0;180-ASIN([.G57])*180/PI();360+ASIN([.G57])*180/PI()))" office:value-type="float" office:value="135" calcext:value-type="float">
            <text:p>135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45.0000000000001" calcext:value-type="float">
            <text:p>45,0000000000001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821299" calcext:value-type="float">
            <text:p>821299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float" office:value="60.0000000000001" calcext:value-type="float">
            <text:p>60,0000000000001</text:p>
          </table:table-cell>
          <table:table-cell table:style-name="ce415" table:formula="of:=IF([.G58]=&quot;&quot;;&quot; &quot;;IF(ASIN([.G58])*180/PI()&gt;=0;180-ASIN([.G58])*180/PI();360+ASIN([.G58])*180/PI()))" office:value-type="float" office:value="120" calcext:value-type="float">
            <text:p>120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string" office:string-value=" " calcext:value-type="string">
            <text:p><text:s/>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60.0000000000001" calcext:value-type="float">
            <text:p>60,0000000000001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109253" calcext:value-type="float">
            <text:p>109253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500361" calcext:value-type="float">
            <text:p>500361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3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241808" calcext:value-type="float">
            <text:p>241808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59692" calcext:value-type="float">
            <text:p>859692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4" calcext:value-type="float">
            <text:p>4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72316" calcext:value-type="float">
            <text:p>372316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15" calcext:value-type="float">
            <text:p>15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825669" calcext:value-type="float">
            <text:p>825669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5" calcext:value-type="float">
            <text:p>5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79905" calcext:value-type="float">
            <text:p>579905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11" calcext:value-type="float">
            <text:p>11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464299" calcext:value-type="float">
            <text:p>464299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13" calcext:value-type="float">
            <text:p>13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81074" calcext:value-type="float">
            <text:p>181074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16" calcext:value-type="float">
            <text:p>16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557525" calcext:value-type="float">
            <text:p>557525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12" calcext:value-type="float">
            <text:p>12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41338" calcext:value-type="float">
            <text:p>141338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6">-</text:span><text:span text:style-name="T17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17" calcext:value-type="float">
            <text:p>17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965347" calcext:value-type="float">
            <text:p>965347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1" calcext:value-type="float">
            <text:p>1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374056" calcext:value-type="float">
            <text:p>374056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14" calcext:value-type="float">
            <text:p>14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863239" calcext:value-type="float">
            <text:p>863239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3" calcext:value-type="float">
            <text:p>3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811548" calcext:value-type="float">
            <text:p>811548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6" calcext:value-type="float">
            <text:p>6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08535" calcext:value-type="float">
            <text:p>608535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9" calcext:value-type="float">
            <text:p>9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21091" calcext:value-type="float">
            <text:p>721091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7" calcext:value-type="float">
            <text:p>7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09253" calcext:value-type="float">
            <text:p>609253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8">-</text:span><text:span text:style-name="T19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8" calcext:value-type="float">
            <text:p>8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895506" calcext:value-type="float">
            <text:p>895506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2" calcext:value-type="float">
            <text:p>2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07740" calcext:value-type="float">
            <text:p>607740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10" calcext:value-type="float">
            <text:p>10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3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0" loext:min-decimal-places="0" number:min-integer-digits="0"/>
      <number:text> / 3</number:text>
    </number:number-style>
    <number:number-style style:name="N14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0">
      <number:number number:decimal-places="9" loext:min-decimal-places="0" number:min-integer-digits="1" number:decimal-replacement="" number:grouping="true"/>
    </number:number-style>
    <number:number-style style:name="N151">
      <number:number number:decimal-places="2" loext:min-decimal-places="0" number:min-integer-digits="0" number:decimal-replacement="" number:grouping="true"/>
    </number:number-style>
    <number:number-style style:name="N152">
      <number:number number:decimal-places="2" loext:min-decimal-places="0" number:min-integer-digits="1" number:decimal-replacement="" number:grouping="true"/>
    </number:number-style>
    <number:number-style style:name="N15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4">
      <number:number number:decimal-places="3" loext:min-decimal-places="0" number:min-integer-digits="0" number:decimal-replacement="" number:grouping="true"/>
    </number:number-style>
    <number:number-style style:name="N155">
      <number:number number:decimal-places="3" loext:min-decimal-places="0" number:min-integer-digits="1" number:decimal-replacement="" number:grouping="true"/>
    </number:number-style>
    <number:number-style style:name="N156">
      <number:number number:decimal-places="9" loext:min-decimal-places="0" number:min-integer-digits="4" number:decimal-replacement="" number:grouping="true"/>
    </number:number-style>
    <number:number-style style:name="N157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8">
      <number:number number:decimal-places="12" loext:min-decimal-places="0" number:min-integer-digits="1" number:decimal-replacement=""/>
    </number:number-style>
    <number:number-style style:name="N159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7:42:35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7T07:43:47.054000000</dc:date>
    <meta:editing-duration>P1DT15H37M27S</meta:editing-duration>
    <meta:editing-cycles>428</meta:editing-cycles>
    <meta:generator>LibreOffice/5.3.2.2$Windows_x86 LibreOffice_project/6cd4f1ef626f15116896b1d8e1398b56da0d0ee1</meta:generator>
    <meta:document-statistic meta:table-count="8" meta:cell-count="224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79cm" svg:width="14.81cm" svg:height="14.26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53cm" svg:width="14.881cm" svg:height="14.37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56cm" svg:width="14.994cm" svg:height="14.412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